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.892cm" svg:height="13.58cm" svg:x="10.126cm" svg:y="0cm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892cm" svg:height="13.58cm" svg:x="10.25cm" svg:y="15.066cm">
            <draw:object draw:notify-on-update-of-ranges="Sheet1.A1:Sheet1.A100 Sheet1.C1:Sheet1.C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0</text:p>
          </table:table-cell>
          <table:table-cell office:value-type="float" office:value="3.50809503491437E-015">
            <text:p>3.50809503491437E-015</text:p>
          </table:table-cell>
          <table:table-cell table:formula="of:=ABS([.B1])" office:value-type="float" office:value="3.50809503491437E-015">
            <text:p>3.50809503491437E-015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float" office:value="0.0000000000000706141933699927">
            <text:p>7.06141933699927E-014</text:p>
          </table:table-cell>
          <table:table-cell table:formula="of:=ABS([.B2])" office:value-type="float" office:value="0.0000000000000706141933699927">
            <text:p>7.06141933699927E-014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0.000000000000710694017075913">
            <text:p>7.10694017075913E-013</text:p>
          </table:table-cell>
          <table:table-cell table:formula="of:=ABS([.B3])" office:value-type="float" office:value="0.000000000000710694017075913">
            <text:p>7.10694017075913E-01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0.00000000000476850296711156">
            <text:p>4.76850296711156E-012</text:p>
          </table:table-cell>
          <table:table-cell table:formula="of:=ABS([.B4])" office:value-type="float" office:value="0.00000000000476850296711156">
            <text:p>4.76850296711156E-012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0.0000000000239962135613309">
            <text:p>2.39962135613309E-011</text:p>
          </table:table-cell>
          <table:table-cell table:formula="of:=ABS([.B5])" office:value-type="float" office:value="0.0000000000239962135613309">
            <text:p>2.39962135613309E-011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0.0000000000966036123709986">
            <text:p>9.66036123709986E-011</text:p>
          </table:table-cell>
          <table:table-cell table:formula="of:=ABS([.B6])" office:value-type="float" office:value="0.0000000000966036123709986">
            <text:p>9.66036123709986E-011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float" office:value="0.000000000324087864226101">
            <text:p>3.24087864226101E-010</text:p>
          </table:table-cell>
          <table:table-cell table:formula="of:=ABS([.B7])" office:value-type="float" office:value="0.000000000324087864226101">
            <text:p>3.24087864226101E-010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float" office:value="0.00000000093193448237228">
            <text:p>9.3193448237228E-010</text:p>
          </table:table-cell>
          <table:table-cell table:formula="of:=ABS([.B8])" office:value-type="float" office:value="0.00000000093193448237228">
            <text:p>9.3193448237228E-010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float" office:value="0.00000000234485529509061">
            <text:p>2.34485529509061E-009</text:p>
          </table:table-cell>
          <table:table-cell table:formula="of:=ABS([.B9])" office:value-type="float" office:value="0.00000000234485529509061">
            <text:p>2.34485529509061E-009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float" office:value="0.00000000524438045226639">
            <text:p>5.24438045226639E-009</text:p>
          </table:table-cell>
          <table:table-cell table:formula="of:=ABS([.B10])" office:value-type="float" office:value="0.00000000524438045226639">
            <text:p>5.24438045226639E-009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0.0000000105563758015805">
            <text:p>1.05563758015805E-008</text:p>
          </table:table-cell>
          <table:table-cell table:formula="of:=ABS([.B11])" office:value-type="float" office:value="0.0000000105563758015805">
            <text:p>1.05563758015805E-008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0.0000000193171392222901">
            <text:p>1.93171392222901E-008</text:p>
          </table:table-cell>
          <table:table-cell table:formula="of:=ABS([.B12])" office:value-type="float" office:value="0.0000000193171392222901">
            <text:p>1.93171392222901E-008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0.0000000324027758375508">
            <text:p>3.24027758375508E-008</text:p>
          </table:table-cell>
          <table:table-cell table:formula="of:=ABS([.B13])" office:value-type="float" office:value="0.0000000324027758375508">
            <text:p>3.24027758375508E-008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float" office:value="0.0000000501717808480765">
            <text:p>5.01717808480765E-008</text:p>
          </table:table-cell>
          <table:table-cell table:formula="of:=ABS([.B14])" office:value-type="float" office:value="0.0000000501717808480765">
            <text:p>5.01717808480765E-008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float" office:value="0.0000000721360127538248">
            <text:p>7.21360127538248E-008</text:p>
          </table:table-cell>
          <table:table-cell table:formula="of:=ABS([.B15])" office:value-type="float" office:value="0.0000000721360127538248">
            <text:p>7.21360127538248E-008</text:p>
          </table:table-cell>
        </table:table-row>
        <table:table-row table:style-name="ro1">
          <table:table-cell office:value-type="string">
            <text:p>p15</text:p>
          </table:table-cell>
          <table:table-cell office:value-type="float" office:value="0.0000000968013751593093">
            <text:p>9.68013751593093E-008</text:p>
          </table:table-cell>
          <table:table-cell table:formula="of:=ABS([.B16])" office:value-type="float" office:value="0.0000000968013751593093">
            <text:p>9.68013751593093E-008</text:p>
          </table:table-cell>
        </table:table-row>
        <table:table-row table:style-name="ro1">
          <table:table-cell office:value-type="string">
            <text:p>p16</text:p>
          </table:table-cell>
          <table:table-cell office:value-type="float" office:value="0.00000012178174614623">
            <text:p>1.2178174614623E-007</text:p>
          </table:table-cell>
          <table:table-cell table:formula="of:=ABS([.B17])" office:value-type="float" office:value="0.00000012178174614623">
            <text:p>1.2178174614623E-007</text:p>
          </table:table-cell>
        </table:table-row>
        <table:table-row table:style-name="ro1">
          <table:table-cell office:value-type="string">
            <text:p>p17</text:p>
          </table:table-cell>
          <table:table-cell office:value-type="float" office:value="0.000000144196237319658">
            <text:p>1.44196237319658E-007</text:p>
          </table:table-cell>
          <table:table-cell table:formula="of:=ABS([.B18])" office:value-type="float" office:value="0.000000144196237319658">
            <text:p>1.44196237319658E-007</text:p>
          </table:table-cell>
        </table:table-row>
        <table:table-row table:style-name="ro1">
          <table:table-cell office:value-type="string">
            <text:p>p18</text:p>
          </table:table-cell>
          <table:table-cell office:value-type="float" office:value="0.000000161250873321025">
            <text:p>1.61250873321025E-007</text:p>
          </table:table-cell>
          <table:table-cell table:formula="of:=ABS([.B19])" office:value-type="float" office:value="0.000000161250873321025">
            <text:p>1.61250873321025E-007</text:p>
          </table:table-cell>
        </table:table-row>
        <table:table-row table:style-name="ro1">
          <table:table-cell office:value-type="string">
            <text:p>p19</text:p>
          </table:table-cell>
          <table:table-cell office:value-type="float" office:value="0.000000170831961302821">
            <text:p>1.70831961302821E-007</text:p>
          </table:table-cell>
          <table:table-cell table:formula="of:=ABS([.B20])" office:value-type="float" office:value="0.000000170831961302821">
            <text:p>1.70831961302821E-007</text:p>
          </table:table-cell>
        </table:table-row>
        <table:table-row table:style-name="ro1">
          <table:table-cell office:value-type="string">
            <text:p>p20</text:p>
          </table:table-cell>
          <table:table-cell office:value-type="float" office:value="0.000000171933214880921">
            <text:p>1.71933214880921E-007</text:p>
          </table:table-cell>
          <table:table-cell table:formula="of:=ABS([.B21])" office:value-type="float" office:value="0.000000171933214880921">
            <text:p>1.71933214880921E-007</text:p>
          </table:table-cell>
        </table:table-row>
        <table:table-row table:style-name="ro1">
          <table:table-cell office:value-type="string">
            <text:p>p21</text:p>
          </table:table-cell>
          <table:table-cell office:value-type="float" office:value="-0.00000198147536367477">
            <text:p>-1.98147536367477E-006</text:p>
          </table:table-cell>
          <table:table-cell table:formula="of:=ABS([.B22])" office:value-type="float" office:value="0.00000198147536367477">
            <text:p>1.98147536367477E-006</text:p>
          </table:table-cell>
        </table:table-row>
        <table:table-row table:style-name="ro1">
          <table:table-cell office:value-type="string">
            <text:p>p22</text:p>
          </table:table-cell>
          <table:table-cell office:value-type="float" office:value="-0.000135514633941412">
            <text:p>-0.0001355146</text:p>
          </table:table-cell>
          <table:table-cell table:formula="of:=ABS([.B23])" office:value-type="float" office:value="0.000135514633941412">
            <text:p>0.0001355146</text:p>
          </table:table-cell>
        </table:table-row>
        <table:table-row table:style-name="ro1">
          <table:table-cell office:value-type="string">
            <text:p>p23</text:p>
          </table:table-cell>
          <table:table-cell office:value-type="float" office:value="0.00041970784024572">
            <text:p>0.0004197078</text:p>
          </table:table-cell>
          <table:table-cell table:formula="of:=ABS([.B24])" office:value-type="float" office:value="0.00041970784024572">
            <text:p>0.0004197078</text:p>
          </table:table-cell>
        </table:table-row>
        <table:table-row table:style-name="ro1">
          <table:table-cell office:value-type="string">
            <text:p>p24</text:p>
          </table:table-cell>
          <table:table-cell office:value-type="float" office:value="-0.00876430941081262">
            <text:p>-0.0087643094</text:p>
          </table:table-cell>
          <table:table-cell table:formula="of:=ABS([.B25])" office:value-type="float" office:value="0.00876430941081262">
            <text:p>0.0087643094</text:p>
          </table:table-cell>
        </table:table-row>
        <table:table-row table:style-name="ro1">
          <table:table-cell office:value-type="string">
            <text:p>p25</text:p>
          </table:table-cell>
          <table:table-cell office:value-type="float" office:value="0.196495338296652">
            <text:p>0.1964953383</text:p>
          </table:table-cell>
          <table:table-cell table:formula="of:=ABS([.B26])" office:value-type="float" office:value="0.196495338296652">
            <text:p>0.1964953383</text:p>
          </table:table-cell>
        </table:table-row>
        <table:table-row table:style-name="ro1">
          <table:table-cell office:value-type="string">
            <text:p>p26</text:p>
          </table:table-cell>
          <table:table-cell office:value-type="float" office:value="0.158209622905733">
            <text:p>0.1582096229</text:p>
          </table:table-cell>
          <table:table-cell table:formula="of:=ABS([.B27])" office:value-type="float" office:value="0.158209622905733">
            <text:p>0.1582096229</text:p>
          </table:table-cell>
        </table:table-row>
        <table:table-row table:style-name="ro1">
          <table:table-cell office:value-type="string">
            <text:p>p27</text:p>
          </table:table-cell>
          <table:table-cell office:value-type="float" office:value="0.127383606130063">
            <text:p>0.1273836061</text:p>
          </table:table-cell>
          <table:table-cell table:formula="of:=ABS([.B28])" office:value-type="float" office:value="0.127383606130063">
            <text:p>0.1273836061</text:p>
          </table:table-cell>
        </table:table-row>
        <table:table-row table:style-name="ro1">
          <table:table-cell office:value-type="string">
            <text:p>p28</text:p>
          </table:table-cell>
          <table:table-cell office:value-type="float" office:value="0.102563818892151">
            <text:p>0.1025638189</text:p>
          </table:table-cell>
          <table:table-cell table:formula="of:=ABS([.B29])" office:value-type="float" office:value="0.102563818892151">
            <text:p>0.1025638189</text:p>
          </table:table-cell>
        </table:table-row>
        <table:table-row table:style-name="ro1">
          <table:table-cell office:value-type="string">
            <text:p>p29</text:p>
          </table:table-cell>
          <table:table-cell office:value-type="float" office:value="0.0825799901990628">
            <text:p>0.0825799902</text:p>
          </table:table-cell>
          <table:table-cell table:formula="of:=ABS([.B30])" office:value-type="float" office:value="0.0825799901990628">
            <text:p>0.0825799902</text:p>
          </table:table-cell>
        </table:table-row>
        <table:table-row table:style-name="ro1">
          <table:table-cell office:value-type="string">
            <text:p>p30</text:p>
          </table:table-cell>
          <table:table-cell office:value-type="float" office:value="0.0664898680152325">
            <text:p>0.066489868</text:p>
          </table:table-cell>
          <table:table-cell table:formula="of:=ABS([.B31])" office:value-type="float" office:value="0.0664898680152325">
            <text:p>0.066489868</text:p>
          </table:table-cell>
        </table:table-row>
        <table:table-row table:style-name="ro1">
          <table:table-cell office:value-type="string">
            <text:p>p31</text:p>
          </table:table-cell>
          <table:table-cell office:value-type="float" office:value="0.0535347913946981">
            <text:p>0.0535347914</text:p>
          </table:table-cell>
          <table:table-cell table:formula="of:=ABS([.B32])" office:value-type="float" office:value="0.0535347913946981">
            <text:p>0.0535347914</text:p>
          </table:table-cell>
        </table:table-row>
        <table:table-row table:style-name="ro1">
          <table:table-cell office:value-type="string">
            <text:p>p32</text:p>
          </table:table-cell>
          <table:table-cell office:value-type="float" office:value="0.043103919066545">
            <text:p>0.0431039191</text:p>
          </table:table-cell>
          <table:table-cell table:formula="of:=ABS([.B33])" office:value-type="float" office:value="0.043103919066545">
            <text:p>0.0431039191</text:p>
          </table:table-cell>
        </table:table-row>
        <table:table-row table:style-name="ro1">
          <table:table-cell office:value-type="string">
            <text:p>p33</text:p>
          </table:table-cell>
          <table:table-cell office:value-type="float" office:value="0.0347054278253761">
            <text:p>0.0347054278</text:p>
          </table:table-cell>
          <table:table-cell table:formula="of:=ABS([.B34])" office:value-type="float" office:value="0.0347054278253761">
            <text:p>0.0347054278</text:p>
          </table:table-cell>
        </table:table-row>
        <table:table-row table:style-name="ro1">
          <table:table-cell office:value-type="string">
            <text:p>p34</text:p>
          </table:table-cell>
          <table:table-cell office:value-type="float" office:value="0.0279433227100047">
            <text:p>0.0279433227</text:p>
          </table:table-cell>
          <table:table-cell table:formula="of:=ABS([.B35])" office:value-type="float" office:value="0.0279433227100047">
            <text:p>0.0279433227</text:p>
          </table:table-cell>
        </table:table-row>
        <table:table-row table:style-name="ro1">
          <table:table-cell office:value-type="string">
            <text:p>p35</text:p>
          </table:table-cell>
          <table:table-cell office:value-type="float" office:value="0.0224987655534542">
            <text:p>0.0224987656</text:p>
          </table:table-cell>
          <table:table-cell table:formula="of:=ABS([.B36])" office:value-type="float" office:value="0.0224987655534542">
            <text:p>0.0224987656</text:p>
          </table:table-cell>
        </table:table-row>
        <table:table-row table:style-name="ro1">
          <table:table-cell office:value-type="string">
            <text:p>p36</text:p>
          </table:table-cell>
          <table:table-cell office:value-type="float" office:value="0.0181150415318384">
            <text:p>0.0181150415</text:p>
          </table:table-cell>
          <table:table-cell table:formula="of:=ABS([.B37])" office:value-type="float" office:value="0.0181150415318384">
            <text:p>0.0181150415</text:p>
          </table:table-cell>
        </table:table-row>
        <table:table-row table:style-name="ro1">
          <table:table-cell office:value-type="string">
            <text:p>p37</text:p>
          </table:table-cell>
          <table:table-cell office:value-type="float" office:value="0.014585454873983">
            <text:p>0.0145854549</text:p>
          </table:table-cell>
          <table:table-cell table:formula="of:=ABS([.B38])" office:value-type="float" office:value="0.014585454873983">
            <text:p>0.0145854549</text:p>
          </table:table-cell>
        </table:table-row>
        <table:table-row table:style-name="ro1">
          <table:table-cell office:value-type="string">
            <text:p>p38</text:p>
          </table:table-cell>
          <table:table-cell office:value-type="float" office:value="0.0117435830057082">
            <text:p>0.011743583</text:p>
          </table:table-cell>
          <table:table-cell table:formula="of:=ABS([.B39])" office:value-type="float" office:value="0.0117435830057082">
            <text:p>0.011743583</text:p>
          </table:table-cell>
        </table:table-row>
        <table:table-row table:style-name="ro1">
          <table:table-cell office:value-type="string">
            <text:p>p39</text:p>
          </table:table-cell>
          <table:table-cell office:value-type="float" office:value="0.00945542960459597">
            <text:p>0.0094554296</text:p>
          </table:table-cell>
          <table:table-cell table:formula="of:=ABS([.B40])" office:value-type="float" office:value="0.00945542960459597">
            <text:p>0.0094554296</text:p>
          </table:table-cell>
        </table:table-row>
        <table:table-row table:style-name="ro1">
          <table:table-cell office:value-type="string">
            <text:p>p40</text:p>
          </table:table-cell>
          <table:table-cell office:value-type="float" office:value="0.0076131065760776">
            <text:p>0.0076131066</text:p>
          </table:table-cell>
          <table:table-cell table:formula="of:=ABS([.B41])" office:value-type="float" office:value="0.0076131065760776">
            <text:p>0.0076131066</text:p>
          </table:table-cell>
        </table:table-row>
        <table:table-row table:style-name="ro1">
          <table:table-cell office:value-type="string">
            <text:p>p41</text:p>
          </table:table-cell>
          <table:table-cell office:value-type="float" office:value="0.00612974705142364">
            <text:p>0.0061297471</text:p>
          </table:table-cell>
          <table:table-cell table:formula="of:=ABS([.B42])" office:value-type="float" office:value="0.00612974705142364">
            <text:p>0.0061297471</text:p>
          </table:table-cell>
        </table:table-row>
        <table:table-row table:style-name="ro1">
          <table:table-cell office:value-type="string">
            <text:p>p42</text:p>
          </table:table-cell>
          <table:table-cell office:value-type="float" office:value="0.00493540955179895">
            <text:p>0.0049354096</text:p>
          </table:table-cell>
          <table:table-cell table:formula="of:=ABS([.B43])" office:value-type="float" office:value="0.00493540955179895">
            <text:p>0.0049354096</text:p>
          </table:table-cell>
        </table:table-row>
        <table:table-row table:style-name="ro1">
          <table:table-cell office:value-type="string">
            <text:p>p43</text:p>
          </table:table-cell>
          <table:table-cell office:value-type="float" office:value="0.00397378019674256">
            <text:p>0.0039737802</text:p>
          </table:table-cell>
          <table:table-cell table:formula="of:=ABS([.B44])" office:value-type="float" office:value="0.00397378019674256">
            <text:p>0.0039737802</text:p>
          </table:table-cell>
        </table:table-row>
        <table:table-row table:style-name="ro1">
          <table:table-cell office:value-type="string">
            <text:p>p44</text:p>
          </table:table-cell>
          <table:table-cell office:value-type="float" office:value="0.00319951746380754">
            <text:p>0.0031995175</text:p>
          </table:table-cell>
          <table:table-cell table:formula="of:=ABS([.B45])" office:value-type="float" office:value="0.00319951746380754">
            <text:p>0.0031995175</text:p>
          </table:table-cell>
        </table:table-row>
        <table:table-row table:style-name="ro1">
          <table:table-cell office:value-type="string">
            <text:p>p45</text:p>
          </table:table-cell>
          <table:table-cell office:value-type="float" office:value="0.00257611430284972">
            <text:p>0.0025761143</text:p>
          </table:table-cell>
          <table:table-cell table:formula="of:=ABS([.B46])" office:value-type="float" office:value="0.00257611430284972">
            <text:p>0.0025761143</text:p>
          </table:table-cell>
        </table:table-row>
        <table:table-row table:style-name="ro1">
          <table:table-cell office:value-type="string">
            <text:p>p46</text:p>
          </table:table-cell>
          <table:table-cell office:value-type="float" office:value="0.00207417680210108">
            <text:p>0.0020741768</text:p>
          </table:table-cell>
          <table:table-cell table:formula="of:=ABS([.B47])" office:value-type="float" office:value="0.00207417680210108">
            <text:p>0.0020741768</text:p>
          </table:table-cell>
        </table:table-row>
        <table:table-row table:style-name="ro1">
          <table:table-cell office:value-type="string">
            <text:p>p47</text:p>
          </table:table-cell>
          <table:table-cell office:value-type="float" office:value="0.00167003824388348">
            <text:p>0.0016700382</text:p>
          </table:table-cell>
          <table:table-cell table:formula="of:=ABS([.B48])" office:value-type="float" office:value="0.00167003824388348">
            <text:p>0.0016700382</text:p>
          </table:table-cell>
        </table:table-row>
        <table:table-row table:style-name="ro1">
          <table:table-cell office:value-type="string">
            <text:p>p48</text:p>
          </table:table-cell>
          <table:table-cell office:value-type="float" office:value="0.00134464320168281">
            <text:p>0.0013446432</text:p>
          </table:table-cell>
          <table:table-cell table:formula="of:=ABS([.B49])" office:value-type="float" office:value="0.00134464320168281">
            <text:p>0.0013446432</text:p>
          </table:table-cell>
        </table:table-row>
        <table:table-row table:style-name="ro1">
          <table:table-cell office:value-type="string">
            <text:p>p49</text:p>
          </table:table-cell>
          <table:table-cell office:value-type="float" office:value="0.00108264906295042">
            <text:p>0.0010826491</text:p>
          </table:table-cell>
          <table:table-cell table:formula="of:=ABS([.B50])" office:value-type="float" office:value="0.00108264906295042">
            <text:p>0.0010826491</text:p>
          </table:table-cell>
        </table:table-row>
        <table:table-row table:style-name="ro1">
          <table:table-cell office:value-type="string">
            <text:p>p50</text:p>
          </table:table-cell>
          <table:table-cell office:value-type="float" office:value="0.000871702613779256">
            <text:p>0.0008717026</text:p>
          </table:table-cell>
          <table:table-cell table:formula="of:=ABS([.B51])" office:value-type="float" office:value="0.000871702613779256">
            <text:p>0.0008717026</text:p>
          </table:table-cell>
        </table:table-row>
        <table:table-row table:style-name="ro1">
          <table:table-cell office:value-type="string">
            <text:p>p51</text:p>
          </table:table-cell>
          <table:table-cell office:value-type="float" office:value="0.000701857575897045">
            <text:p>0.0007018576</text:p>
          </table:table-cell>
          <table:table-cell table:formula="of:=ABS([.B52])" office:value-type="float" office:value="0.000701857575897045">
            <text:p>0.0007018576</text:p>
          </table:table-cell>
        </table:table-row>
        <table:table-row table:style-name="ro1">
          <table:table-cell office:value-type="string">
            <text:p>p52</text:p>
          </table:table-cell>
          <table:table-cell office:value-type="float" office:value="0.000565105632422504">
            <text:p>0.0005651056</text:p>
          </table:table-cell>
          <table:table-cell table:formula="of:=ABS([.B53])" office:value-type="float" office:value="0.000565105632422504">
            <text:p>0.0005651056</text:p>
          </table:table-cell>
        </table:table-row>
        <table:table-row table:style-name="ro1">
          <table:table-cell office:value-type="string">
            <text:p>p53</text:p>
          </table:table-cell>
          <table:table-cell office:value-type="float" office:value="0.000454998829908594">
            <text:p>0.0004549988</text:p>
          </table:table-cell>
          <table:table-cell table:formula="of:=ABS([.B54])" office:value-type="float" office:value="0.000454998829908594">
            <text:p>0.0004549988</text:p>
          </table:table-cell>
        </table:table-row>
        <table:table-row table:style-name="ro1">
          <table:table-cell office:value-type="string">
            <text:p>p54</text:p>
          </table:table-cell>
          <table:table-cell office:value-type="float" office:value="0.000366345552654849">
            <text:p>0.0003663456</text:p>
          </table:table-cell>
          <table:table-cell table:formula="of:=ABS([.B55])" office:value-type="float" office:value="0.000366345552654849">
            <text:p>0.0003663456</text:p>
          </table:table-cell>
        </table:table-row>
        <table:table-row table:style-name="ro1">
          <table:table-cell office:value-type="string">
            <text:p>p55</text:p>
          </table:table-cell>
          <table:table-cell office:value-type="float" office:value="0.000294965734256829">
            <text:p>0.0002949657</text:p>
          </table:table-cell>
          <table:table-cell table:formula="of:=ABS([.B56])" office:value-type="float" office:value="0.000294965734256829">
            <text:p>0.0002949657</text:p>
          </table:table-cell>
        </table:table-row>
        <table:table-row table:style-name="ro1">
          <table:table-cell office:value-type="string">
            <text:p>p56</text:p>
          </table:table-cell>
          <table:table-cell office:value-type="float" office:value="0.000237493764439504">
            <text:p>0.0002374938</text:p>
          </table:table-cell>
          <table:table-cell table:formula="of:=ABS([.B57])" office:value-type="float" office:value="0.000237493764439504">
            <text:p>0.0002374938</text:p>
          </table:table-cell>
        </table:table-row>
        <table:table-row table:style-name="ro1">
          <table:table-cell office:value-type="string">
            <text:p>p57</text:p>
          </table:table-cell>
          <table:table-cell office:value-type="float" office:value="0.000191219798088599">
            <text:p>0.0001912198</text:p>
          </table:table-cell>
          <table:table-cell table:formula="of:=ABS([.B58])" office:value-type="float" office:value="0.000191219798088599">
            <text:p>0.0001912198</text:p>
          </table:table-cell>
        </table:table-row>
        <table:table-row table:style-name="ro1">
          <table:table-cell office:value-type="string">
            <text:p>p58</text:p>
          </table:table-cell>
          <table:table-cell office:value-type="float" office:value="0.000153961984085519">
            <text:p>0.000153962</text:p>
          </table:table-cell>
          <table:table-cell table:formula="of:=ABS([.B59])" office:value-type="float" office:value="0.000153961984085519">
            <text:p>0.000153962</text:p>
          </table:table-cell>
        </table:table-row>
        <table:table-row table:style-name="ro1">
          <table:table-cell office:value-type="string">
            <text:p>p59</text:p>
          </table:table-cell>
          <table:table-cell office:value-type="float" office:value="0.000123963589442587">
            <text:p>0.0001239636</text:p>
          </table:table-cell>
          <table:table-cell table:formula="of:=ABS([.B60])" office:value-type="float" office:value="0.000123963589442587">
            <text:p>0.0001239636</text:p>
          </table:table-cell>
        </table:table-row>
        <table:table-row table:style-name="ro1">
          <table:table-cell office:value-type="string">
            <text:p>p60</text:p>
          </table:table-cell>
          <table:table-cell office:value-type="float" office:value="0.0000998101680669079">
            <text:p>9.98101680669079E-005</text:p>
          </table:table-cell>
          <table:table-cell table:formula="of:=ABS([.B61])" office:value-type="float" office:value="0.0000998101680669079">
            <text:p>9.98101680669079E-005</text:p>
          </table:table-cell>
        </table:table-row>
        <table:table-row table:style-name="ro1">
          <table:table-cell office:value-type="string">
            <text:p>p61</text:p>
          </table:table-cell>
          <table:table-cell office:value-type="float" office:value="0.0000803628685998827">
            <text:p>8.03628685998827E-005</text:p>
          </table:table-cell>
          <table:table-cell table:formula="of:=ABS([.B62])" office:value-type="float" office:value="0.0000803628685998827">
            <text:p>8.03628685998827E-005</text:p>
          </table:table-cell>
        </table:table-row>
        <table:table-row table:style-name="ro1">
          <table:table-cell office:value-type="string">
            <text:p>p62</text:p>
          </table:table-cell>
          <table:table-cell office:value-type="float" office:value="0.0000647047367485921">
            <text:p>6.47047367485921E-005</text:p>
          </table:table-cell>
          <table:table-cell table:formula="of:=ABS([.B63])" office:value-type="float" office:value="0.0000647047367485921">
            <text:p>6.47047367485921E-005</text:p>
          </table:table-cell>
        </table:table-row>
        <table:table-row table:style-name="ro1">
          <table:table-cell office:value-type="string">
            <text:p>p63</text:p>
          </table:table-cell>
          <table:table-cell office:value-type="float" office:value="0.0000520974802249744">
            <text:p>5.20974802249744E-005</text:p>
          </table:table-cell>
          <table:table-cell table:formula="of:=ABS([.B64])" office:value-type="float" office:value="0.0000520974802249744">
            <text:p>5.20974802249744E-005</text:p>
          </table:table-cell>
        </table:table-row>
        <table:table-row table:style-name="ro1">
          <table:table-cell office:value-type="string">
            <text:p>p64</text:p>
          </table:table-cell>
          <table:table-cell office:value-type="float" office:value="0.0000419466577282791">
            <text:p>4.19466577282791E-005</text:p>
          </table:table-cell>
          <table:table-cell table:formula="of:=ABS([.B65])" office:value-type="float" office:value="0.0000419466577282791">
            <text:p>4.19466577282791E-005</text:p>
          </table:table-cell>
        </table:table-row>
        <table:table-row table:style-name="ro1">
          <table:table-cell office:value-type="string">
            <text:p>p65</text:p>
          </table:table-cell>
          <table:table-cell office:value-type="float" office:value="0.0000337736506060407">
            <text:p>3.37736506060407E-005</text:p>
          </table:table-cell>
          <table:table-cell table:formula="of:=ABS([.B66])" office:value-type="float" office:value="0.0000337736506060407">
            <text:p>3.37736506060407E-005</text:p>
          </table:table-cell>
        </table:table-row>
        <table:table-row table:style-name="ro1">
          <table:table-cell office:value-type="string">
            <text:p>p66</text:p>
          </table:table-cell>
          <table:table-cell office:value-type="float" office:value="0.0000271930956370313">
            <text:p>2.71930956370313E-005</text:p>
          </table:table-cell>
          <table:table-cell table:formula="of:=ABS([.B67])" office:value-type="float" office:value="0.0000271930956370313">
            <text:p>2.71930956370313E-005</text:p>
          </table:table-cell>
        </table:table-row>
        <table:table-row table:style-name="ro1">
          <table:table-cell office:value-type="string">
            <text:p>p67</text:p>
          </table:table-cell>
          <table:table-cell office:value-type="float" office:value="0.0000218947148755211">
            <text:p>2.18947148755211E-005</text:p>
          </table:table-cell>
          <table:table-cell table:formula="of:=ABS([.B68])" office:value-type="float" office:value="0.0000218947148755211">
            <text:p>2.18947148755211E-005</text:p>
          </table:table-cell>
        </table:table-row>
        <table:table-row table:style-name="ro1">
          <table:table-cell office:value-type="string">
            <text:p>p68</text:p>
          </table:table-cell>
          <table:table-cell office:value-type="float" office:value="0.0000176286858208064">
            <text:p>1.76286858208064E-005</text:p>
          </table:table-cell>
          <table:table-cell table:formula="of:=ABS([.B69])" office:value-type="float" office:value="0.0000176286858208064">
            <text:p>1.76286858208064E-005</text:p>
          </table:table-cell>
        </table:table-row>
        <table:table-row table:style-name="ro1">
          <table:table-cell office:value-type="string">
            <text:p>p69</text:p>
          </table:table-cell>
          <table:table-cell office:value-type="float" office:value="0.0000141938621048749">
            <text:p>1.41938621048749E-005</text:p>
          </table:table-cell>
          <table:table-cell table:formula="of:=ABS([.B70])" office:value-type="float" office:value="0.0000141938621048749">
            <text:p>1.41938621048749E-005</text:p>
          </table:table-cell>
        </table:table-row>
        <table:table-row table:style-name="ro1">
          <table:table-cell office:value-type="string">
            <text:p>p70</text:p>
          </table:table-cell>
          <table:table-cell office:value-type="float" office:value="0.0000114282892950773">
            <text:p>1.14282892950773E-005</text:p>
          </table:table-cell>
          <table:table-cell table:formula="of:=ABS([.B71])" office:value-type="float" office:value="0.0000114282892950773">
            <text:p>1.14282892950773E-005</text:p>
          </table:table-cell>
        </table:table-row>
        <table:table-row table:style-name="ro1">
          <table:table-cell office:value-type="string">
            <text:p>p71</text:p>
          </table:table-cell>
          <table:table-cell office:value-type="float" office:value="0.00000920156862501311">
            <text:p>9.20156862501311E-006</text:p>
          </table:table-cell>
          <table:table-cell table:formula="of:=ABS([.B72])" office:value-type="float" office:value="0.00000920156862501311">
            <text:p>9.20156862501311E-006</text:p>
          </table:table-cell>
        </table:table-row>
        <table:table-row table:style-name="ro1">
          <table:table-cell office:value-type="string">
            <text:p>p72</text:p>
          </table:table-cell>
          <table:table-cell office:value-type="float" office:value="0.00000740870859799605">
            <text:p>7.40870859799605E-006</text:p>
          </table:table-cell>
          <table:table-cell table:formula="of:=ABS([.B73])" office:value-type="float" office:value="0.00000740870859799605">
            <text:p>7.40870859799605E-006</text:p>
          </table:table-cell>
        </table:table-row>
        <table:table-row table:style-name="ro1">
          <table:table-cell office:value-type="string">
            <text:p>p73</text:p>
          </table:table-cell>
          <table:table-cell office:value-type="float" office:value="0.00000596517456173865">
            <text:p>5.96517456173865E-006</text:p>
          </table:table-cell>
          <table:table-cell table:formula="of:=ABS([.B74])" office:value-type="float" office:value="0.00000596517456173865">
            <text:p>5.96517456173865E-006</text:p>
          </table:table-cell>
        </table:table-row>
        <table:table-row table:style-name="ro1">
          <table:table-cell office:value-type="string">
            <text:p>p74</text:p>
          </table:table-cell>
          <table:table-cell office:value-type="float" office:value="0.00000480290283810577">
            <text:p>4.80290283810577E-006</text:p>
          </table:table-cell>
          <table:table-cell table:formula="of:=ABS([.B75])" office:value-type="float" office:value="0.00000480290283810577">
            <text:p>4.80290283810577E-006</text:p>
          </table:table-cell>
        </table:table-row>
        <table:table-row table:style-name="ro1">
          <table:table-cell office:value-type="string">
            <text:p>p75</text:p>
          </table:table-cell>
          <table:table-cell office:value-type="float" office:value="0.00000386709147126131">
            <text:p>3.86709147126131E-006</text:p>
          </table:table-cell>
          <table:table-cell table:formula="of:=ABS([.B76])" office:value-type="float" office:value="0.00000386709147126131">
            <text:p>3.86709147126131E-006</text:p>
          </table:table-cell>
        </table:table-row>
        <table:table-row table:style-name="ro1">
          <table:table-cell office:value-type="string">
            <text:p>p76</text:p>
          </table:table-cell>
          <table:table-cell office:value-type="float" office:value="0.00000311361627565213">
            <text:p>3.11361627565213E-006</text:p>
          </table:table-cell>
          <table:table-cell table:formula="of:=ABS([.B77])" office:value-type="float" office:value="0.00000311361627565213">
            <text:p>3.11361627565213E-006</text:p>
          </table:table-cell>
        </table:table-row>
        <table:table-row table:style-name="ro1">
          <table:table-cell office:value-type="string">
            <text:p>p77</text:p>
          </table:table-cell>
          <table:table-cell office:value-type="float" office:value="0.00000250695034861532">
            <text:p>0.000002507</text:p>
          </table:table-cell>
          <table:table-cell table:formula="of:=ABS([.B78])" office:value-type="float" office:value="0.00000250695034861532">
            <text:p>0.000002507</text:p>
          </table:table-cell>
        </table:table-row>
        <table:table-row table:style-name="ro1">
          <table:table-cell office:value-type="string">
            <text:p>p78</text:p>
          </table:table-cell>
          <table:table-cell office:value-type="float" office:value="0.00000201848895111719">
            <text:p>2.01848895111719E-006</text:p>
          </table:table-cell>
          <table:table-cell table:formula="of:=ABS([.B79])" office:value-type="float" office:value="0.00000201848895111719">
            <text:p>2.01848895111719E-006</text:p>
          </table:table-cell>
        </table:table-row>
        <table:table-row table:style-name="ro1">
          <table:table-cell office:value-type="string">
            <text:p>p79</text:p>
          </table:table-cell>
          <table:table-cell office:value-type="float" office:value="0.00000162520077353448">
            <text:p>1.62520077353448E-006</text:p>
          </table:table-cell>
          <table:table-cell table:formula="of:=ABS([.B80])" office:value-type="float" office:value="0.00000162520077353448">
            <text:p>1.62520077353448E-006</text:p>
          </table:table-cell>
        </table:table-row>
        <table:table-row table:style-name="ro1">
          <table:table-cell office:value-type="string">
            <text:p>p80</text:p>
          </table:table-cell>
          <table:table-cell office:value-type="float" office:value="0.00000130854199267982">
            <text:p>1.30854199267982E-006</text:p>
          </table:table-cell>
          <table:table-cell table:formula="of:=ABS([.B81])" office:value-type="float" office:value="0.00000130854199267982">
            <text:p>1.30854199267982E-006</text:p>
          </table:table-cell>
        </table:table-row>
        <table:table-row table:style-name="ro1">
          <table:table-cell office:value-type="string">
            <text:p>p81</text:p>
          </table:table-cell>
          <table:table-cell office:value-type="float" office:value="0.00000105358191707145">
            <text:p>1.05358191707145E-006</text:p>
          </table:table-cell>
          <table:table-cell table:formula="of:=ABS([.B82])" office:value-type="float" office:value="0.00000105358191707145">
            <text:p>1.05358191707145E-006</text:p>
          </table:table-cell>
        </table:table-row>
        <table:table-row table:style-name="ro1">
          <table:table-cell office:value-type="string">
            <text:p>p82</text:p>
          </table:table-cell>
          <table:table-cell office:value-type="float" office:value="0.000000848298993986944">
            <text:p>8.48298993986944E-007</text:p>
          </table:table-cell>
          <table:table-cell table:formula="of:=ABS([.B83])" office:value-type="float" office:value="0.000000848298993986944">
            <text:p>8.48298993986944E-007</text:p>
          </table:table-cell>
        </table:table-row>
        <table:table-row table:style-name="ro1">
          <table:table-cell office:value-type="string">
            <text:p>p83</text:p>
          </table:table-cell>
          <table:table-cell office:value-type="float" office:value="0.000000683013984521961">
            <text:p>0.000000683</text:p>
          </table:table-cell>
          <table:table-cell table:formula="of:=ABS([.B84])" office:value-type="float" office:value="0.000000683013984521961">
            <text:p>0.000000683</text:p>
          </table:table-cell>
        </table:table-row>
        <table:table-row table:style-name="ro1">
          <table:table-cell office:value-type="string">
            <text:p>p84</text:p>
          </table:table-cell>
          <table:table-cell office:value-type="float" office:value="0.000000549933580446691">
            <text:p>5.49933580446691E-007</text:p>
          </table:table-cell>
          <table:table-cell table:formula="of:=ABS([.B85])" office:value-type="float" office:value="0.000000549933580446691">
            <text:p>5.49933580446691E-007</text:p>
          </table:table-cell>
        </table:table-row>
        <table:table-row table:style-name="ro1">
          <table:table-cell office:value-type="string">
            <text:p>p85</text:p>
          </table:table-cell>
          <table:table-cell office:value-type="float" office:value="0.000000442782944063122">
            <text:p>4.42782944063122E-007</text:p>
          </table:table-cell>
          <table:table-cell table:formula="of:=ABS([.B86])" office:value-type="float" office:value="0.000000442782944063122">
            <text:p>4.42782944063122E-007</text:p>
          </table:table-cell>
        </table:table-row>
        <table:table-row table:style-name="ro1">
          <table:table-cell office:value-type="string">
            <text:p>p86</text:p>
          </table:table-cell>
          <table:table-cell office:value-type="float" office:value="0.000000356509845050662">
            <text:p>3.56509845050662E-007</text:p>
          </table:table-cell>
          <table:table-cell table:formula="of:=ABS([.B87])" office:value-type="float" office:value="0.000000356509845050662">
            <text:p>3.56509845050662E-007</text:p>
          </table:table-cell>
        </table:table-row>
        <table:table-row table:style-name="ro1">
          <table:table-cell office:value-type="string">
            <text:p>p87</text:p>
          </table:table-cell>
          <table:table-cell office:value-type="float" office:value="0.000000287046444137487">
            <text:p>0.000000287</text:p>
          </table:table-cell>
          <table:table-cell table:formula="of:=ABS([.B88])" office:value-type="float" office:value="0.000000287046444137487">
            <text:p>0.000000287</text:p>
          </table:table-cell>
        </table:table-row>
        <table:table-row table:style-name="ro1">
          <table:table-cell office:value-type="string">
            <text:p>p88</text:p>
          </table:table-cell>
          <table:table-cell office:value-type="float" office:value="0.000000231117491524719">
            <text:p>2.31117491524719E-007</text:p>
          </table:table-cell>
          <table:table-cell table:formula="of:=ABS([.B89])" office:value-type="float" office:value="0.000000231117491524719">
            <text:p>2.31117491524719E-007</text:p>
          </table:table-cell>
        </table:table-row>
        <table:table-row table:style-name="ro1">
          <table:table-cell office:value-type="string">
            <text:p>p89</text:p>
          </table:table-cell>
          <table:table-cell office:value-type="float" office:value="0.000000186085896479855">
            <text:p>1.86085896479855E-007</text:p>
          </table:table-cell>
          <table:table-cell table:formula="of:=ABS([.B90])" office:value-type="float" office:value="0.000000186085896479855">
            <text:p>1.86085896479855E-007</text:p>
          </table:table-cell>
        </table:table-row>
        <table:table-row table:style-name="ro1">
          <table:table-cell office:value-type="string">
            <text:p>p90</text:p>
          </table:table-cell>
          <table:table-cell office:value-type="float" office:value="0.000000149828386593611">
            <text:p>1.49828386593611E-007</text:p>
          </table:table-cell>
          <table:table-cell table:formula="of:=ABS([.B91])" office:value-type="float" office:value="0.000000149828386593611">
            <text:p>1.49828386593611E-007</text:p>
          </table:table-cell>
        </table:table-row>
        <table:table-row table:style-name="ro1">
          <table:table-cell office:value-type="string">
            <text:p>p91</text:p>
          </table:table-cell>
          <table:table-cell office:value-type="float" office:value="0.000000120635393943864">
            <text:p>1.20635393943864E-007</text:p>
          </table:table-cell>
          <table:table-cell table:formula="of:=ABS([.B92])" office:value-type="float" office:value="0.000000120635393943864">
            <text:p>1.20635393943864E-007</text:p>
          </table:table-cell>
        </table:table-row>
        <table:table-row table:style-name="ro1">
          <table:table-cell office:value-type="string">
            <text:p>p92</text:p>
          </table:table-cell>
          <table:table-cell office:value-type="float" office:value="0.000000097130447726599">
            <text:p>9.7130447726599E-008</text:p>
          </table:table-cell>
          <table:table-cell table:formula="of:=ABS([.B93])" office:value-type="float" office:value="0.000000097130447726599">
            <text:p>9.7130447726599E-008</text:p>
          </table:table-cell>
        </table:table-row>
        <table:table-row table:style-name="ro1">
          <table:table-cell office:value-type="string">
            <text:p>p93</text:p>
          </table:table-cell>
          <table:table-cell office:value-type="float" office:value="0.0000000782052726578709">
            <text:p>7.82052726578709E-008</text:p>
          </table:table-cell>
          <table:table-cell table:formula="of:=ABS([.B94])" office:value-type="float" office:value="0.0000000782052726578709">
            <text:p>7.82052726578709E-008</text:p>
          </table:table-cell>
        </table:table-row>
        <table:table-row table:style-name="ro1">
          <table:table-cell office:value-type="string">
            <text:p>p94</text:p>
          </table:table-cell>
          <table:table-cell office:value-type="float" office:value="0.0000000629675329893187">
            <text:p>0.000000063</text:p>
          </table:table-cell>
          <table:table-cell table:formula="of:=ABS([.B95])" office:value-type="float" office:value="0.0000000629675329893187">
            <text:p>0.000000063</text:p>
          </table:table-cell>
        </table:table-row>
        <table:table-row table:style-name="ro1">
          <table:table-cell office:value-type="string">
            <text:p>p95</text:p>
          </table:table-cell>
          <table:table-cell office:value-type="float" office:value="0.0000000506987582295949">
            <text:p>5.06987582295949E-008</text:p>
          </table:table-cell>
          <table:table-cell table:formula="of:=ABS([.B96])" office:value-type="float" office:value="0.0000000506987582295949">
            <text:p>5.06987582295949E-008</text:p>
          </table:table-cell>
        </table:table-row>
        <table:table-row table:style-name="ro1">
          <table:table-cell office:value-type="string">
            <text:p>p96</text:p>
          </table:table-cell>
          <table:table-cell office:value-type="float" office:value="0.0000000408204667389293">
            <text:p>4.08204667389293E-008</text:p>
          </table:table-cell>
          <table:table-cell table:formula="of:=ABS([.B97])" office:value-type="float" office:value="0.0000000408204667389293">
            <text:p>4.08204667389293E-008</text:p>
          </table:table-cell>
        </table:table-row>
        <table:table-row table:style-name="ro1">
          <table:table-cell office:value-type="string">
            <text:p>p97</text:p>
          </table:table-cell>
          <table:table-cell office:value-type="float" office:value="0.0000000328668898997084">
            <text:p>3.28668898997084E-008</text:p>
          </table:table-cell>
          <table:table-cell table:formula="of:=ABS([.B98])" office:value-type="float" office:value="0.0000000328668898997084">
            <text:p>3.28668898997084E-008</text:p>
          </table:table-cell>
        </table:table-row>
        <table:table-row table:style-name="ro1">
          <table:table-cell office:value-type="string">
            <text:p>p98</text:p>
          </table:table-cell>
          <table:table-cell office:value-type="float" office:value="0.0000000264630107879038">
            <text:p>2.64630107879038E-008</text:p>
          </table:table-cell>
          <table:table-cell table:formula="of:=ABS([.B99])" office:value-type="float" office:value="0.0000000264630107879038">
            <text:p>2.64630107879038E-008</text:p>
          </table:table-cell>
        </table:table-row>
        <table:table-row table:style-name="ro1">
          <table:table-cell office:value-type="string">
            <text:p>p99</text:p>
          </table:table-cell>
          <table:table-cell office:value-type="float" office:value="0.0000000213068818527587">
            <text:p>2.13068818527587E-008</text:p>
          </table:table-cell>
          <table:table-cell table:formula="of:=ABS([.B100])" office:value-type="float" office:value="0.0000000213068818527587">
            <text:p>2.13068818527587E-008</text:p>
          </table:table-cell>
        </table:table-row>
        <table:table-row table:style-name="ro1">
          <table:table-cell table:number-columns-repeated="2"/>
          <table:table-cell table:formula="of:=SUM([.C1:.C100])" office:value-type="float" office:value="1.01780352299294">
            <text:p>1.017803523</text:p>
          </table:table-cell>
        </table:table-row>
      </table:table>
      <table:table table:name="Sheet2" table:style-name="ta1">
        <table:shapes>
          <draw:frame draw:z-index="0" draw:style-name="gr1" draw:text-style-name="P1" svg:width="24.836cm" svg:height="14.053cm" svg:x="4.153cm" svg:y="20.879cm">
            <draw:object draw:notify-on-update-of-ranges="Sheet2.B2:Sheet2.B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2">
          <table:table-cell/>
          <table:table-cell office:value-type="string">
            <text:p>Probabilit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0000000168988436474483">
            <text:p>1.69E-00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00034015561185597">
            <text:p>3.40E-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00000342348395816363">
            <text:p>3.42E-0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0229703543580251">
            <text:p>0.0000022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115592153880634">
            <text:p>1.15592153880634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465349235123004">
            <text:p>4.65349235123004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156116356343979">
            <text:p>0.00015611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448922134393068">
            <text:p>0.00044892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112954018101721">
            <text:p>0.00112954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252627036635418">
            <text:p>0.00252627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08511150294339">
            <text:p>0.00508511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930525861427924">
            <text:p>0.009305258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56087402756309">
            <text:p>0.01560874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41682472004748">
            <text:p>0.02416824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47486367599782">
            <text:p>0.03474863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6630187819729">
            <text:p>0.04663018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586634816547557">
            <text:p>0.05866348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694607655939611">
            <text:p>0.06946076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776761538426515">
            <text:p>0.07767615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822914594762048">
            <text:p>0.08229145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828219443076389">
            <text:p>0.08282194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93865227276321">
            <text:p>0.079386522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726348010305563">
            <text:p>0.0726348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635678565582909">
            <text:p>0.06356785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533147010752789">
            <text:p>0.05331470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29267117763245">
            <text:p>0.04292671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345627481119286">
            <text:p>0.03456274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278284431212241">
            <text:p>0.02782844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224062694333014">
            <text:p>0.02240626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80405676210756">
            <text:p>0.01804056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45254916736331">
            <text:p>0.01452549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16953032073282">
            <text:p>0.011695303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941655678063038">
            <text:p>0.009416556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758180784464615">
            <text:p>0.00758180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610454665460953">
            <text:p>0.00610454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491511927259134">
            <text:p>0.004915119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395744333374155">
            <text:p>0.00395744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318636372205846">
            <text:p>0.003186363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256552347387657">
            <text:p>0.00256552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206564952062648">
            <text:p>0.00206564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66317244239322">
            <text:p>0.00166317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133911515265053">
            <text:p>0.001339115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107819811484964">
            <text:p>0.00107819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0868118901174667">
            <text:p>0.00086811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698972124136767">
            <text:p>0.00069897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562782390360562">
            <text:p>0.00056278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45312825499458">
            <text:p>0.000453128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364839445923114">
            <text:p>0.000364839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293753081681205">
            <text:p>0.00029375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236517388570395">
            <text:p>0.00023651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190433662094713">
            <text:p>0.000190433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0153329021083833">
            <text:p>0.00015332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123453954767902">
            <text:p>0.00012345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00993998320742042">
            <text:p>9.93998320742042E-0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00800324836491095">
            <text:p>8.00324836491095E-0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00644387249493877">
            <text:p>6.44387249493877E-0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0518832989278229">
            <text:p>5.18832989278229E-0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00417742081294768">
            <text:p>4.17742081294768E-0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00336348015817672">
            <text:p>3.36348015817672E-00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00270813003549572">
            <text:p>2.70813003549572E-0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18047021069083">
            <text:p>2.18047021069083E-005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 table:number-rows-repeated="24">
          <table:table-cell/>
          <table:table-cell table:style-name="ce1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21:44:54.64</dc:date>
    <meta:document-statistic meta:table-count="2" meta:cell-count="424" meta:object-count="3"/>
    <meta:generator>LibreOffice/4.0.0.3$Windows_x86 LibreOffice_project/7545bee9c2a0782548772a21bc84a9dcc583b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93cm" svg:height="13.581cm" xlink:href=".." xlink:type="simple" chart:class="chart:bar" chart:style-name="ch1">
        <chart:legend chart:legend-position="end" svg:x="24.63cm" svg:y="6.478cm" style:legend-expansion="high" chart:style-name="ch2"/>
        <chart:plot-area chart:style-name="ch3" table:cell-range-address="Sheet1.A1:Sheet1.B100" chart:data-source-has-labels="column" svg:x="0.987cm" svg:y="1.219cm" svg:width="22.569cm" svg:height="11.671cm">
          <chartooo:coordinate-region svg:x="2.005cm" svg:y="1.432cm" svg:width="21.551cm" svg:height="11.246cm"/>
          <chart:axis chart:dimension="x" chart:name="primary-x" chart:style-name="ch4" chartooo:axis-type="auto">
            <chartooo:date-scale/>
            <chart:categories table:cell-range-address="Sheet1.A1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0</text:p>
                <draw:g>
                  <svg:desc>Sheet1.A1:Sheet1.A100</svg:desc>
                </draw:g>
              </table:table-cell>
              <table:table-cell office:value-type="float" office:value="3.50809503491437E-015">
                <text:p>3.50809503491437E-015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0.0000000000000706141933699927">
                <text:p>0.0000000000000706141933699927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.000000000000710694017075913">
                <text:p>0.000000000000710694017075913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0.00000000000476850296711156">
                <text:p>0.00000000000476850296711156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0.0000000000239962135613309">
                <text:p>0.0000000000239962135613309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0.0000000000966036123709986">
                <text:p>0.0000000000966036123709986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0.000000000324087864226101">
                <text:p>0.000000000324087864226101</text:p>
              </table:table-cell>
            </table:table-row>
            <table:table-row>
              <table:table-cell office:value-type="string">
                <text:p>p7</text:p>
              </table:table-cell>
              <table:table-cell office:value-type="float" office:value="0.00000000093193448237228">
                <text:p>0.00000000093193448237228</text:p>
              </table:table-cell>
            </table:table-row>
            <table:table-row>
              <table:table-cell office:value-type="string">
                <text:p>p8</text:p>
              </table:table-cell>
              <table:table-cell office:value-type="float" office:value="0.00000000234485529509061">
                <text:p>0.00000000234485529509061</text:p>
              </table:table-cell>
            </table:table-row>
            <table:table-row>
              <table:table-cell office:value-type="string">
                <text:p>p9</text:p>
              </table:table-cell>
              <table:table-cell office:value-type="float" office:value="0.00000000524438045226639">
                <text:p>0.00000000524438045226639</text:p>
              </table:table-cell>
            </table:table-row>
            <table:table-row>
              <table:table-cell office:value-type="string">
                <text:p>p10</text:p>
              </table:table-cell>
              <table:table-cell office:value-type="float" office:value="0.0000000105563758015805">
                <text:p>0.0000000105563758015805</text:p>
              </table:table-cell>
            </table:table-row>
            <table:table-row>
              <table:table-cell office:value-type="string">
                <text:p>p11</text:p>
              </table:table-cell>
              <table:table-cell office:value-type="float" office:value="0.0000000193171392222901">
                <text:p>0.0000000193171392222901</text:p>
              </table:table-cell>
            </table:table-row>
            <table:table-row>
              <table:table-cell office:value-type="string">
                <text:p>p12</text:p>
              </table:table-cell>
              <table:table-cell office:value-type="float" office:value="0.0000000324027758375508">
                <text:p>0.0000000324027758375508</text:p>
              </table:table-cell>
            </table:table-row>
            <table:table-row>
              <table:table-cell office:value-type="string">
                <text:p>p13</text:p>
              </table:table-cell>
              <table:table-cell office:value-type="float" office:value="0.0000000501717808480765">
                <text:p>0.0000000501717808480765</text:p>
              </table:table-cell>
            </table:table-row>
            <table:table-row>
              <table:table-cell office:value-type="string">
                <text:p>p14</text:p>
              </table:table-cell>
              <table:table-cell office:value-type="float" office:value="0.0000000721360127538248">
                <text:p>0.0000000721360127538248</text:p>
              </table:table-cell>
            </table:table-row>
            <table:table-row>
              <table:table-cell office:value-type="string">
                <text:p>p15</text:p>
              </table:table-cell>
              <table:table-cell office:value-type="float" office:value="0.0000000968013751593093">
                <text:p>0.0000000968013751593093</text:p>
              </table:table-cell>
            </table:table-row>
            <table:table-row>
              <table:table-cell office:value-type="string">
                <text:p>p16</text:p>
              </table:table-cell>
              <table:table-cell office:value-type="float" office:value="0.00000012178174614623">
                <text:p>0.00000012178174614623</text:p>
              </table:table-cell>
            </table:table-row>
            <table:table-row>
              <table:table-cell office:value-type="string">
                <text:p>p17</text:p>
              </table:table-cell>
              <table:table-cell office:value-type="float" office:value="0.000000144196237319658">
                <text:p>0.000000144196237319658</text:p>
              </table:table-cell>
            </table:table-row>
            <table:table-row>
              <table:table-cell office:value-type="string">
                <text:p>p18</text:p>
              </table:table-cell>
              <table:table-cell office:value-type="float" office:value="0.000000161250873321025">
                <text:p>0.000000161250873321025</text:p>
              </table:table-cell>
            </table:table-row>
            <table:table-row>
              <table:table-cell office:value-type="string">
                <text:p>p19</text:p>
              </table:table-cell>
              <table:table-cell office:value-type="float" office:value="0.000000170831961302821">
                <text:p>0.000000170831961302821</text:p>
              </table:table-cell>
            </table:table-row>
            <table:table-row>
              <table:table-cell office:value-type="string">
                <text:p>p20</text:p>
              </table:table-cell>
              <table:table-cell office:value-type="float" office:value="0.000000171933214880921">
                <text:p>0.000000171933214880921</text:p>
              </table:table-cell>
            </table:table-row>
            <table:table-row>
              <table:table-cell office:value-type="string">
                <text:p>p21</text:p>
              </table:table-cell>
              <table:table-cell office:value-type="float" office:value="-0.00000198147536367477">
                <text:p>-0.00000198147536367477</text:p>
              </table:table-cell>
            </table:table-row>
            <table:table-row>
              <table:table-cell office:value-type="string">
                <text:p>p22</text:p>
              </table:table-cell>
              <table:table-cell office:value-type="float" office:value="-0.000135514633941412">
                <text:p>-0.000135514633941412</text:p>
              </table:table-cell>
            </table:table-row>
            <table:table-row>
              <table:table-cell office:value-type="string">
                <text:p>p23</text:p>
              </table:table-cell>
              <table:table-cell office:value-type="float" office:value="0.00041970784024572">
                <text:p>0.00041970784024572</text:p>
              </table:table-cell>
            </table:table-row>
            <table:table-row>
              <table:table-cell office:value-type="string">
                <text:p>p24</text:p>
              </table:table-cell>
              <table:table-cell office:value-type="float" office:value="-0.00876430941081262">
                <text:p>-0.00876430941081262</text:p>
              </table:table-cell>
            </table:table-row>
            <table:table-row>
              <table:table-cell office:value-type="string">
                <text:p>p25</text:p>
              </table:table-cell>
              <table:table-cell office:value-type="float" office:value="0.196495338296652">
                <text:p>0.196495338296652</text:p>
              </table:table-cell>
            </table:table-row>
            <table:table-row>
              <table:table-cell office:value-type="string">
                <text:p>p26</text:p>
              </table:table-cell>
              <table:table-cell office:value-type="float" office:value="0.158209622905733">
                <text:p>0.158209622905733</text:p>
              </table:table-cell>
            </table:table-row>
            <table:table-row>
              <table:table-cell office:value-type="string">
                <text:p>p27</text:p>
              </table:table-cell>
              <table:table-cell office:value-type="float" office:value="0.127383606130063">
                <text:p>0.127383606130063</text:p>
              </table:table-cell>
            </table:table-row>
            <table:table-row>
              <table:table-cell office:value-type="string">
                <text:p>p28</text:p>
              </table:table-cell>
              <table:table-cell office:value-type="float" office:value="0.102563818892151">
                <text:p>0.102563818892151</text:p>
              </table:table-cell>
            </table:table-row>
            <table:table-row>
              <table:table-cell office:value-type="string">
                <text:p>p29</text:p>
              </table:table-cell>
              <table:table-cell office:value-type="float" office:value="0.0825799901990628">
                <text:p>0.0825799901990628</text:p>
              </table:table-cell>
            </table:table-row>
            <table:table-row>
              <table:table-cell office:value-type="string">
                <text:p>p30</text:p>
              </table:table-cell>
              <table:table-cell office:value-type="float" office:value="0.0664898680152325">
                <text:p>0.0664898680152325</text:p>
              </table:table-cell>
            </table:table-row>
            <table:table-row>
              <table:table-cell office:value-type="string">
                <text:p>p31</text:p>
              </table:table-cell>
              <table:table-cell office:value-type="float" office:value="0.0535347913946981">
                <text:p>0.0535347913946981</text:p>
              </table:table-cell>
            </table:table-row>
            <table:table-row>
              <table:table-cell office:value-type="string">
                <text:p>p32</text:p>
              </table:table-cell>
              <table:table-cell office:value-type="float" office:value="0.043103919066545">
                <text:p>0.043103919066545</text:p>
              </table:table-cell>
            </table:table-row>
            <table:table-row>
              <table:table-cell office:value-type="string">
                <text:p>p33</text:p>
              </table:table-cell>
              <table:table-cell office:value-type="float" office:value="0.0347054278253761">
                <text:p>0.0347054278253761</text:p>
              </table:table-cell>
            </table:table-row>
            <table:table-row>
              <table:table-cell office:value-type="string">
                <text:p>p34</text:p>
              </table:table-cell>
              <table:table-cell office:value-type="float" office:value="0.0279433227100047">
                <text:p>0.0279433227100047</text:p>
              </table:table-cell>
            </table:table-row>
            <table:table-row>
              <table:table-cell office:value-type="string">
                <text:p>p35</text:p>
              </table:table-cell>
              <table:table-cell office:value-type="float" office:value="0.0224987655534542">
                <text:p>0.0224987655534542</text:p>
              </table:table-cell>
            </table:table-row>
            <table:table-row>
              <table:table-cell office:value-type="string">
                <text:p>p36</text:p>
              </table:table-cell>
              <table:table-cell office:value-type="float" office:value="0.0181150415318384">
                <text:p>0.0181150415318384</text:p>
              </table:table-cell>
            </table:table-row>
            <table:table-row>
              <table:table-cell office:value-type="string">
                <text:p>p37</text:p>
              </table:table-cell>
              <table:table-cell office:value-type="float" office:value="0.014585454873983">
                <text:p>0.014585454873983</text:p>
              </table:table-cell>
            </table:table-row>
            <table:table-row>
              <table:table-cell office:value-type="string">
                <text:p>p38</text:p>
              </table:table-cell>
              <table:table-cell office:value-type="float" office:value="0.0117435830057082">
                <text:p>0.0117435830057082</text:p>
              </table:table-cell>
            </table:table-row>
            <table:table-row>
              <table:table-cell office:value-type="string">
                <text:p>p39</text:p>
              </table:table-cell>
              <table:table-cell office:value-type="float" office:value="0.00945542960459597">
                <text:p>0.00945542960459597</text:p>
              </table:table-cell>
            </table:table-row>
            <table:table-row>
              <table:table-cell office:value-type="string">
                <text:p>p40</text:p>
              </table:table-cell>
              <table:table-cell office:value-type="float" office:value="0.0076131065760776">
                <text:p>0.0076131065760776</text:p>
              </table:table-cell>
            </table:table-row>
            <table:table-row>
              <table:table-cell office:value-type="string">
                <text:p>p41</text:p>
              </table:table-cell>
              <table:table-cell office:value-type="float" office:value="0.00612974705142364">
                <text:p>0.00612974705142364</text:p>
              </table:table-cell>
            </table:table-row>
            <table:table-row>
              <table:table-cell office:value-type="string">
                <text:p>p42</text:p>
              </table:table-cell>
              <table:table-cell office:value-type="float" office:value="0.00493540955179895">
                <text:p>0.00493540955179895</text:p>
              </table:table-cell>
            </table:table-row>
            <table:table-row>
              <table:table-cell office:value-type="string">
                <text:p>p43</text:p>
              </table:table-cell>
              <table:table-cell office:value-type="float" office:value="0.00397378019674256">
                <text:p>0.00397378019674256</text:p>
              </table:table-cell>
            </table:table-row>
            <table:table-row>
              <table:table-cell office:value-type="string">
                <text:p>p44</text:p>
              </table:table-cell>
              <table:table-cell office:value-type="float" office:value="0.00319951746380754">
                <text:p>0.00319951746380754</text:p>
              </table:table-cell>
            </table:table-row>
            <table:table-row>
              <table:table-cell office:value-type="string">
                <text:p>p45</text:p>
              </table:table-cell>
              <table:table-cell office:value-type="float" office:value="0.00257611430284972">
                <text:p>0.00257611430284972</text:p>
              </table:table-cell>
            </table:table-row>
            <table:table-row>
              <table:table-cell office:value-type="string">
                <text:p>p46</text:p>
              </table:table-cell>
              <table:table-cell office:value-type="float" office:value="0.00207417680210108">
                <text:p>0.00207417680210108</text:p>
              </table:table-cell>
            </table:table-row>
            <table:table-row>
              <table:table-cell office:value-type="string">
                <text:p>p47</text:p>
              </table:table-cell>
              <table:table-cell office:value-type="float" office:value="0.00167003824388348">
                <text:p>0.00167003824388348</text:p>
              </table:table-cell>
            </table:table-row>
            <table:table-row>
              <table:table-cell office:value-type="string">
                <text:p>p48</text:p>
              </table:table-cell>
              <table:table-cell office:value-type="float" office:value="0.00134464320168281">
                <text:p>0.00134464320168281</text:p>
              </table:table-cell>
            </table:table-row>
            <table:table-row>
              <table:table-cell office:value-type="string">
                <text:p>p49</text:p>
              </table:table-cell>
              <table:table-cell office:value-type="float" office:value="0.00108264906295042">
                <text:p>0.00108264906295042</text:p>
              </table:table-cell>
            </table:table-row>
            <table:table-row>
              <table:table-cell office:value-type="string">
                <text:p>p50</text:p>
              </table:table-cell>
              <table:table-cell office:value-type="float" office:value="0.000871702613779256">
                <text:p>0.000871702613779256</text:p>
              </table:table-cell>
            </table:table-row>
            <table:table-row>
              <table:table-cell office:value-type="string">
                <text:p>p51</text:p>
              </table:table-cell>
              <table:table-cell office:value-type="float" office:value="0.000701857575897045">
                <text:p>0.000701857575897045</text:p>
              </table:table-cell>
            </table:table-row>
            <table:table-row>
              <table:table-cell office:value-type="string">
                <text:p>p52</text:p>
              </table:table-cell>
              <table:table-cell office:value-type="float" office:value="0.000565105632422504">
                <text:p>0.000565105632422504</text:p>
              </table:table-cell>
            </table:table-row>
            <table:table-row>
              <table:table-cell office:value-type="string">
                <text:p>p53</text:p>
              </table:table-cell>
              <table:table-cell office:value-type="float" office:value="0.000454998829908594">
                <text:p>0.000454998829908594</text:p>
              </table:table-cell>
            </table:table-row>
            <table:table-row>
              <table:table-cell office:value-type="string">
                <text:p>p54</text:p>
              </table:table-cell>
              <table:table-cell office:value-type="float" office:value="0.000366345552654849">
                <text:p>0.000366345552654849</text:p>
              </table:table-cell>
            </table:table-row>
            <table:table-row>
              <table:table-cell office:value-type="string">
                <text:p>p55</text:p>
              </table:table-cell>
              <table:table-cell office:value-type="float" office:value="0.000294965734256829">
                <text:p>0.000294965734256829</text:p>
              </table:table-cell>
            </table:table-row>
            <table:table-row>
              <table:table-cell office:value-type="string">
                <text:p>p56</text:p>
              </table:table-cell>
              <table:table-cell office:value-type="float" office:value="0.000237493764439504">
                <text:p>0.000237493764439504</text:p>
              </table:table-cell>
            </table:table-row>
            <table:table-row>
              <table:table-cell office:value-type="string">
                <text:p>p57</text:p>
              </table:table-cell>
              <table:table-cell office:value-type="float" office:value="0.000191219798088599">
                <text:p>0.000191219798088599</text:p>
              </table:table-cell>
            </table:table-row>
            <table:table-row>
              <table:table-cell office:value-type="string">
                <text:p>p58</text:p>
              </table:table-cell>
              <table:table-cell office:value-type="float" office:value="0.000153961984085519">
                <text:p>0.000153961984085519</text:p>
              </table:table-cell>
            </table:table-row>
            <table:table-row>
              <table:table-cell office:value-type="string">
                <text:p>p59</text:p>
              </table:table-cell>
              <table:table-cell office:value-type="float" office:value="0.000123963589442587">
                <text:p>0.000123963589442587</text:p>
              </table:table-cell>
            </table:table-row>
            <table:table-row>
              <table:table-cell office:value-type="string">
                <text:p>p60</text:p>
              </table:table-cell>
              <table:table-cell office:value-type="float" office:value="0.0000998101680669079">
                <text:p>0.0000998101680669079</text:p>
              </table:table-cell>
            </table:table-row>
            <table:table-row>
              <table:table-cell office:value-type="string">
                <text:p>p61</text:p>
              </table:table-cell>
              <table:table-cell office:value-type="float" office:value="0.0000803628685998827">
                <text:p>0.0000803628685998827</text:p>
              </table:table-cell>
            </table:table-row>
            <table:table-row>
              <table:table-cell office:value-type="string">
                <text:p>p62</text:p>
              </table:table-cell>
              <table:table-cell office:value-type="float" office:value="0.0000647047367485921">
                <text:p>0.0000647047367485921</text:p>
              </table:table-cell>
            </table:table-row>
            <table:table-row>
              <table:table-cell office:value-type="string">
                <text:p>p63</text:p>
              </table:table-cell>
              <table:table-cell office:value-type="float" office:value="0.0000520974802249744">
                <text:p>0.0000520974802249744</text:p>
              </table:table-cell>
            </table:table-row>
            <table:table-row>
              <table:table-cell office:value-type="string">
                <text:p>p64</text:p>
              </table:table-cell>
              <table:table-cell office:value-type="float" office:value="0.0000419466577282791">
                <text:p>0.0000419466577282791</text:p>
              </table:table-cell>
            </table:table-row>
            <table:table-row>
              <table:table-cell office:value-type="string">
                <text:p>p65</text:p>
              </table:table-cell>
              <table:table-cell office:value-type="float" office:value="0.0000337736506060407">
                <text:p>0.0000337736506060407</text:p>
              </table:table-cell>
            </table:table-row>
            <table:table-row>
              <table:table-cell office:value-type="string">
                <text:p>p66</text:p>
              </table:table-cell>
              <table:table-cell office:value-type="float" office:value="0.0000271930956370313">
                <text:p>0.0000271930956370313</text:p>
              </table:table-cell>
            </table:table-row>
            <table:table-row>
              <table:table-cell office:value-type="string">
                <text:p>p67</text:p>
              </table:table-cell>
              <table:table-cell office:value-type="float" office:value="0.0000218947148755211">
                <text:p>0.0000218947148755211</text:p>
              </table:table-cell>
            </table:table-row>
            <table:table-row>
              <table:table-cell office:value-type="string">
                <text:p>p68</text:p>
              </table:table-cell>
              <table:table-cell office:value-type="float" office:value="0.0000176286858208064">
                <text:p>0.0000176286858208064</text:p>
              </table:table-cell>
            </table:table-row>
            <table:table-row>
              <table:table-cell office:value-type="string">
                <text:p>p69</text:p>
              </table:table-cell>
              <table:table-cell office:value-type="float" office:value="0.0000141938621048749">
                <text:p>0.0000141938621048749</text:p>
              </table:table-cell>
            </table:table-row>
            <table:table-row>
              <table:table-cell office:value-type="string">
                <text:p>p70</text:p>
              </table:table-cell>
              <table:table-cell office:value-type="float" office:value="0.0000114282892950773">
                <text:p>0.0000114282892950773</text:p>
              </table:table-cell>
            </table:table-row>
            <table:table-row>
              <table:table-cell office:value-type="string">
                <text:p>p71</text:p>
              </table:table-cell>
              <table:table-cell office:value-type="float" office:value="0.00000920156862501311">
                <text:p>0.00000920156862501311</text:p>
              </table:table-cell>
            </table:table-row>
            <table:table-row>
              <table:table-cell office:value-type="string">
                <text:p>p72</text:p>
              </table:table-cell>
              <table:table-cell office:value-type="float" office:value="0.00000740870859799605">
                <text:p>0.00000740870859799605</text:p>
              </table:table-cell>
            </table:table-row>
            <table:table-row>
              <table:table-cell office:value-type="string">
                <text:p>p73</text:p>
              </table:table-cell>
              <table:table-cell office:value-type="float" office:value="0.00000596517456173865">
                <text:p>0.00000596517456173865</text:p>
              </table:table-cell>
            </table:table-row>
            <table:table-row>
              <table:table-cell office:value-type="string">
                <text:p>p74</text:p>
              </table:table-cell>
              <table:table-cell office:value-type="float" office:value="0.00000480290283810577">
                <text:p>0.00000480290283810577</text:p>
              </table:table-cell>
            </table:table-row>
            <table:table-row>
              <table:table-cell office:value-type="string">
                <text:p>p75</text:p>
              </table:table-cell>
              <table:table-cell office:value-type="float" office:value="0.00000386709147126131">
                <text:p>0.00000386709147126131</text:p>
              </table:table-cell>
            </table:table-row>
            <table:table-row>
              <table:table-cell office:value-type="string">
                <text:p>p76</text:p>
              </table:table-cell>
              <table:table-cell office:value-type="float" office:value="0.00000311361627565213">
                <text:p>0.00000311361627565213</text:p>
              </table:table-cell>
            </table:table-row>
            <table:table-row>
              <table:table-cell office:value-type="string">
                <text:p>p77</text:p>
              </table:table-cell>
              <table:table-cell office:value-type="float" office:value="0.00000250695034861532">
                <text:p>0.00000250695034861532</text:p>
              </table:table-cell>
            </table:table-row>
            <table:table-row>
              <table:table-cell office:value-type="string">
                <text:p>p78</text:p>
              </table:table-cell>
              <table:table-cell office:value-type="float" office:value="0.00000201848895111719">
                <text:p>0.00000201848895111719</text:p>
              </table:table-cell>
            </table:table-row>
            <table:table-row>
              <table:table-cell office:value-type="string">
                <text:p>p79</text:p>
              </table:table-cell>
              <table:table-cell office:value-type="float" office:value="0.00000162520077353448">
                <text:p>0.00000162520077353448</text:p>
              </table:table-cell>
            </table:table-row>
            <table:table-row>
              <table:table-cell office:value-type="string">
                <text:p>p80</text:p>
              </table:table-cell>
              <table:table-cell office:value-type="float" office:value="0.00000130854199267982">
                <text:p>0.00000130854199267982</text:p>
              </table:table-cell>
            </table:table-row>
            <table:table-row>
              <table:table-cell office:value-type="string">
                <text:p>p81</text:p>
              </table:table-cell>
              <table:table-cell office:value-type="float" office:value="0.00000105358191707145">
                <text:p>0.00000105358191707145</text:p>
              </table:table-cell>
            </table:table-row>
            <table:table-row>
              <table:table-cell office:value-type="string">
                <text:p>p82</text:p>
              </table:table-cell>
              <table:table-cell office:value-type="float" office:value="0.000000848298993986944">
                <text:p>0.000000848298993986944</text:p>
              </table:table-cell>
            </table:table-row>
            <table:table-row>
              <table:table-cell office:value-type="string">
                <text:p>p83</text:p>
              </table:table-cell>
              <table:table-cell office:value-type="float" office:value="0.000000683013984521961">
                <text:p>0.000000683013984521961</text:p>
              </table:table-cell>
            </table:table-row>
            <table:table-row>
              <table:table-cell office:value-type="string">
                <text:p>p84</text:p>
              </table:table-cell>
              <table:table-cell office:value-type="float" office:value="0.000000549933580446691">
                <text:p>0.000000549933580446691</text:p>
              </table:table-cell>
            </table:table-row>
            <table:table-row>
              <table:table-cell office:value-type="string">
                <text:p>p85</text:p>
              </table:table-cell>
              <table:table-cell office:value-type="float" office:value="0.000000442782944063122">
                <text:p>0.000000442782944063122</text:p>
              </table:table-cell>
            </table:table-row>
            <table:table-row>
              <table:table-cell office:value-type="string">
                <text:p>p86</text:p>
              </table:table-cell>
              <table:table-cell office:value-type="float" office:value="0.000000356509845050662">
                <text:p>0.000000356509845050662</text:p>
              </table:table-cell>
            </table:table-row>
            <table:table-row>
              <table:table-cell office:value-type="string">
                <text:p>p87</text:p>
              </table:table-cell>
              <table:table-cell office:value-type="float" office:value="0.000000287046444137487">
                <text:p>0.000000287046444137487</text:p>
              </table:table-cell>
            </table:table-row>
            <table:table-row>
              <table:table-cell office:value-type="string">
                <text:p>p88</text:p>
              </table:table-cell>
              <table:table-cell office:value-type="float" office:value="0.000000231117491524719">
                <text:p>0.000000231117491524719</text:p>
              </table:table-cell>
            </table:table-row>
            <table:table-row>
              <table:table-cell office:value-type="string">
                <text:p>p89</text:p>
              </table:table-cell>
              <table:table-cell office:value-type="float" office:value="0.000000186085896479855">
                <text:p>0.000000186085896479855</text:p>
              </table:table-cell>
            </table:table-row>
            <table:table-row>
              <table:table-cell office:value-type="string">
                <text:p>p90</text:p>
              </table:table-cell>
              <table:table-cell office:value-type="float" office:value="0.000000149828386593611">
                <text:p>0.000000149828386593611</text:p>
              </table:table-cell>
            </table:table-row>
            <table:table-row>
              <table:table-cell office:value-type="string">
                <text:p>p91</text:p>
              </table:table-cell>
              <table:table-cell office:value-type="float" office:value="0.000000120635393943864">
                <text:p>0.000000120635393943864</text:p>
              </table:table-cell>
            </table:table-row>
            <table:table-row>
              <table:table-cell office:value-type="string">
                <text:p>p92</text:p>
              </table:table-cell>
              <table:table-cell office:value-type="float" office:value="0.000000097130447726599">
                <text:p>0.000000097130447726599</text:p>
              </table:table-cell>
            </table:table-row>
            <table:table-row>
              <table:table-cell office:value-type="string">
                <text:p>p93</text:p>
              </table:table-cell>
              <table:table-cell office:value-type="float" office:value="0.0000000782052726578709">
                <text:p>0.0000000782052726578709</text:p>
              </table:table-cell>
            </table:table-row>
            <table:table-row>
              <table:table-cell office:value-type="string">
                <text:p>p94</text:p>
              </table:table-cell>
              <table:table-cell office:value-type="float" office:value="0.0000000629675329893187">
                <text:p>0.0000000629675329893187</text:p>
              </table:table-cell>
            </table:table-row>
            <table:table-row>
              <table:table-cell office:value-type="string">
                <text:p>p95</text:p>
              </table:table-cell>
              <table:table-cell office:value-type="float" office:value="0.0000000506987582295949">
                <text:p>0.0000000506987582295949</text:p>
              </table:table-cell>
            </table:table-row>
            <table:table-row>
              <table:table-cell office:value-type="string">
                <text:p>p96</text:p>
              </table:table-cell>
              <table:table-cell office:value-type="float" office:value="0.0000000408204667389293">
                <text:p>0.0000000408204667389293</text:p>
              </table:table-cell>
            </table:table-row>
            <table:table-row>
              <table:table-cell office:value-type="string">
                <text:p>p97</text:p>
              </table:table-cell>
              <table:table-cell office:value-type="float" office:value="0.0000000328668898997084">
                <text:p>0.0000000328668898997084</text:p>
              </table:table-cell>
            </table:table-row>
            <table:table-row>
              <table:table-cell office:value-type="string">
                <text:p>p98</text:p>
              </table:table-cell>
              <table:table-cell office:value-type="float" office:value="0.0000000264630107879038">
                <text:p>0.0000000264630107879038</text:p>
              </table:table-cell>
            </table:table-row>
            <table:table-row>
              <table:table-cell office:value-type="string">
                <text:p>p99</text:p>
              </table:table-cell>
              <table:table-cell office:value-type="float" office:value="0.0000000213068818527587">
                <text:p>0.0000000213068818527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93cm" svg:height="13.581cm" xlink:href=".." xlink:type="simple" chart:class="chart:bar" chart:style-name="ch1">
        <chart:legend chart:legend-position="end" svg:x="24.63cm" svg:y="6.478cm" style:legend-expansion="high" chart:style-name="ch2"/>
        <chart:plot-area chart:style-name="ch3" table:cell-range-address="Sheet1.A1:Sheet1.A100 Sheet1.C1:Sheet1.C100" chart:data-source-has-labels="column" svg:x="0.987cm" svg:y="1.219cm" svg:width="22.569cm" svg:height="11.671cm">
          <chartooo:coordinate-region svg:x="1.899cm" svg:y="1.431cm" svg:width="21.657cm" svg:height="11.247cm"/>
          <chart:axis chart:dimension="x" chart:name="primary-x" chart:style-name="ch4" chartooo:axis-type="auto">
            <chartooo:date-scale/>
            <chart:categories table:cell-range-address="Sheet1.A1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0</text:p>
                <draw:g>
                  <svg:desc>Sheet1.A1:Sheet1.A100</svg:desc>
                </draw:g>
              </table:table-cell>
              <table:table-cell office:value-type="float" office:value="3.50809503491437E-015">
                <text:p>3.50809503491437E-015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0.0000000000000706141933699927">
                <text:p>0.0000000000000706141933699927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.000000000000710694017075913">
                <text:p>0.000000000000710694017075913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0.00000000000476850296711156">
                <text:p>0.00000000000476850296711156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0.0000000000239962135613309">
                <text:p>0.0000000000239962135613309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0.0000000000966036123709986">
                <text:p>0.0000000000966036123709986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0.000000000324087864226101">
                <text:p>0.000000000324087864226101</text:p>
              </table:table-cell>
            </table:table-row>
            <table:table-row>
              <table:table-cell office:value-type="string">
                <text:p>p7</text:p>
              </table:table-cell>
              <table:table-cell office:value-type="float" office:value="0.00000000093193448237228">
                <text:p>0.00000000093193448237228</text:p>
              </table:table-cell>
            </table:table-row>
            <table:table-row>
              <table:table-cell office:value-type="string">
                <text:p>p8</text:p>
              </table:table-cell>
              <table:table-cell office:value-type="float" office:value="0.00000000234485529509061">
                <text:p>0.00000000234485529509061</text:p>
              </table:table-cell>
            </table:table-row>
            <table:table-row>
              <table:table-cell office:value-type="string">
                <text:p>p9</text:p>
              </table:table-cell>
              <table:table-cell office:value-type="float" office:value="0.00000000524438045226639">
                <text:p>0.00000000524438045226639</text:p>
              </table:table-cell>
            </table:table-row>
            <table:table-row>
              <table:table-cell office:value-type="string">
                <text:p>p10</text:p>
              </table:table-cell>
              <table:table-cell office:value-type="float" office:value="0.0000000105563758015805">
                <text:p>0.0000000105563758015805</text:p>
              </table:table-cell>
            </table:table-row>
            <table:table-row>
              <table:table-cell office:value-type="string">
                <text:p>p11</text:p>
              </table:table-cell>
              <table:table-cell office:value-type="float" office:value="0.0000000193171392222901">
                <text:p>0.0000000193171392222901</text:p>
              </table:table-cell>
            </table:table-row>
            <table:table-row>
              <table:table-cell office:value-type="string">
                <text:p>p12</text:p>
              </table:table-cell>
              <table:table-cell office:value-type="float" office:value="0.0000000324027758375508">
                <text:p>0.0000000324027758375508</text:p>
              </table:table-cell>
            </table:table-row>
            <table:table-row>
              <table:table-cell office:value-type="string">
                <text:p>p13</text:p>
              </table:table-cell>
              <table:table-cell office:value-type="float" office:value="0.0000000501717808480765">
                <text:p>0.0000000501717808480765</text:p>
              </table:table-cell>
            </table:table-row>
            <table:table-row>
              <table:table-cell office:value-type="string">
                <text:p>p14</text:p>
              </table:table-cell>
              <table:table-cell office:value-type="float" office:value="0.0000000721360127538248">
                <text:p>0.0000000721360127538248</text:p>
              </table:table-cell>
            </table:table-row>
            <table:table-row>
              <table:table-cell office:value-type="string">
                <text:p>p15</text:p>
              </table:table-cell>
              <table:table-cell office:value-type="float" office:value="0.0000000968013751593093">
                <text:p>0.0000000968013751593093</text:p>
              </table:table-cell>
            </table:table-row>
            <table:table-row>
              <table:table-cell office:value-type="string">
                <text:p>p16</text:p>
              </table:table-cell>
              <table:table-cell office:value-type="float" office:value="0.00000012178174614623">
                <text:p>0.00000012178174614623</text:p>
              </table:table-cell>
            </table:table-row>
            <table:table-row>
              <table:table-cell office:value-type="string">
                <text:p>p17</text:p>
              </table:table-cell>
              <table:table-cell office:value-type="float" office:value="0.000000144196237319658">
                <text:p>0.000000144196237319658</text:p>
              </table:table-cell>
            </table:table-row>
            <table:table-row>
              <table:table-cell office:value-type="string">
                <text:p>p18</text:p>
              </table:table-cell>
              <table:table-cell office:value-type="float" office:value="0.000000161250873321025">
                <text:p>0.000000161250873321025</text:p>
              </table:table-cell>
            </table:table-row>
            <table:table-row>
              <table:table-cell office:value-type="string">
                <text:p>p19</text:p>
              </table:table-cell>
              <table:table-cell office:value-type="float" office:value="0.000000170831961302821">
                <text:p>0.000000170831961302821</text:p>
              </table:table-cell>
            </table:table-row>
            <table:table-row>
              <table:table-cell office:value-type="string">
                <text:p>p20</text:p>
              </table:table-cell>
              <table:table-cell office:value-type="float" office:value="0.000000171933214880921">
                <text:p>0.000000171933214880921</text:p>
              </table:table-cell>
            </table:table-row>
            <table:table-row>
              <table:table-cell office:value-type="string">
                <text:p>p21</text:p>
              </table:table-cell>
              <table:table-cell office:value-type="float" office:value="0.00000198147536367477">
                <text:p>0.00000198147536367477</text:p>
              </table:table-cell>
            </table:table-row>
            <table:table-row>
              <table:table-cell office:value-type="string">
                <text:p>p22</text:p>
              </table:table-cell>
              <table:table-cell office:value-type="float" office:value="0.000135514633941412">
                <text:p>0.000135514633941412</text:p>
              </table:table-cell>
            </table:table-row>
            <table:table-row>
              <table:table-cell office:value-type="string">
                <text:p>p23</text:p>
              </table:table-cell>
              <table:table-cell office:value-type="float" office:value="0.00041970784024572">
                <text:p>0.00041970784024572</text:p>
              </table:table-cell>
            </table:table-row>
            <table:table-row>
              <table:table-cell office:value-type="string">
                <text:p>p24</text:p>
              </table:table-cell>
              <table:table-cell office:value-type="float" office:value="0.00876430941081262">
                <text:p>0.00876430941081262</text:p>
              </table:table-cell>
            </table:table-row>
            <table:table-row>
              <table:table-cell office:value-type="string">
                <text:p>p25</text:p>
              </table:table-cell>
              <table:table-cell office:value-type="float" office:value="0.196495338296652">
                <text:p>0.196495338296652</text:p>
              </table:table-cell>
            </table:table-row>
            <table:table-row>
              <table:table-cell office:value-type="string">
                <text:p>p26</text:p>
              </table:table-cell>
              <table:table-cell office:value-type="float" office:value="0.158209622905733">
                <text:p>0.158209622905733</text:p>
              </table:table-cell>
            </table:table-row>
            <table:table-row>
              <table:table-cell office:value-type="string">
                <text:p>p27</text:p>
              </table:table-cell>
              <table:table-cell office:value-type="float" office:value="0.127383606130063">
                <text:p>0.127383606130063</text:p>
              </table:table-cell>
            </table:table-row>
            <table:table-row>
              <table:table-cell office:value-type="string">
                <text:p>p28</text:p>
              </table:table-cell>
              <table:table-cell office:value-type="float" office:value="0.102563818892151">
                <text:p>0.102563818892151</text:p>
              </table:table-cell>
            </table:table-row>
            <table:table-row>
              <table:table-cell office:value-type="string">
                <text:p>p29</text:p>
              </table:table-cell>
              <table:table-cell office:value-type="float" office:value="0.0825799901990628">
                <text:p>0.0825799901990628</text:p>
              </table:table-cell>
            </table:table-row>
            <table:table-row>
              <table:table-cell office:value-type="string">
                <text:p>p30</text:p>
              </table:table-cell>
              <table:table-cell office:value-type="float" office:value="0.0664898680152325">
                <text:p>0.0664898680152325</text:p>
              </table:table-cell>
            </table:table-row>
            <table:table-row>
              <table:table-cell office:value-type="string">
                <text:p>p31</text:p>
              </table:table-cell>
              <table:table-cell office:value-type="float" office:value="0.0535347913946981">
                <text:p>0.0535347913946981</text:p>
              </table:table-cell>
            </table:table-row>
            <table:table-row>
              <table:table-cell office:value-type="string">
                <text:p>p32</text:p>
              </table:table-cell>
              <table:table-cell office:value-type="float" office:value="0.043103919066545">
                <text:p>0.043103919066545</text:p>
              </table:table-cell>
            </table:table-row>
            <table:table-row>
              <table:table-cell office:value-type="string">
                <text:p>p33</text:p>
              </table:table-cell>
              <table:table-cell office:value-type="float" office:value="0.0347054278253761">
                <text:p>0.0347054278253761</text:p>
              </table:table-cell>
            </table:table-row>
            <table:table-row>
              <table:table-cell office:value-type="string">
                <text:p>p34</text:p>
              </table:table-cell>
              <table:table-cell office:value-type="float" office:value="0.0279433227100047">
                <text:p>0.0279433227100047</text:p>
              </table:table-cell>
            </table:table-row>
            <table:table-row>
              <table:table-cell office:value-type="string">
                <text:p>p35</text:p>
              </table:table-cell>
              <table:table-cell office:value-type="float" office:value="0.0224987655534542">
                <text:p>0.0224987655534542</text:p>
              </table:table-cell>
            </table:table-row>
            <table:table-row>
              <table:table-cell office:value-type="string">
                <text:p>p36</text:p>
              </table:table-cell>
              <table:table-cell office:value-type="float" office:value="0.0181150415318384">
                <text:p>0.0181150415318384</text:p>
              </table:table-cell>
            </table:table-row>
            <table:table-row>
              <table:table-cell office:value-type="string">
                <text:p>p37</text:p>
              </table:table-cell>
              <table:table-cell office:value-type="float" office:value="0.014585454873983">
                <text:p>0.014585454873983</text:p>
              </table:table-cell>
            </table:table-row>
            <table:table-row>
              <table:table-cell office:value-type="string">
                <text:p>p38</text:p>
              </table:table-cell>
              <table:table-cell office:value-type="float" office:value="0.0117435830057082">
                <text:p>0.0117435830057082</text:p>
              </table:table-cell>
            </table:table-row>
            <table:table-row>
              <table:table-cell office:value-type="string">
                <text:p>p39</text:p>
              </table:table-cell>
              <table:table-cell office:value-type="float" office:value="0.00945542960459597">
                <text:p>0.00945542960459597</text:p>
              </table:table-cell>
            </table:table-row>
            <table:table-row>
              <table:table-cell office:value-type="string">
                <text:p>p40</text:p>
              </table:table-cell>
              <table:table-cell office:value-type="float" office:value="0.0076131065760776">
                <text:p>0.0076131065760776</text:p>
              </table:table-cell>
            </table:table-row>
            <table:table-row>
              <table:table-cell office:value-type="string">
                <text:p>p41</text:p>
              </table:table-cell>
              <table:table-cell office:value-type="float" office:value="0.00612974705142364">
                <text:p>0.00612974705142364</text:p>
              </table:table-cell>
            </table:table-row>
            <table:table-row>
              <table:table-cell office:value-type="string">
                <text:p>p42</text:p>
              </table:table-cell>
              <table:table-cell office:value-type="float" office:value="0.00493540955179895">
                <text:p>0.00493540955179895</text:p>
              </table:table-cell>
            </table:table-row>
            <table:table-row>
              <table:table-cell office:value-type="string">
                <text:p>p43</text:p>
              </table:table-cell>
              <table:table-cell office:value-type="float" office:value="0.00397378019674256">
                <text:p>0.00397378019674256</text:p>
              </table:table-cell>
            </table:table-row>
            <table:table-row>
              <table:table-cell office:value-type="string">
                <text:p>p44</text:p>
              </table:table-cell>
              <table:table-cell office:value-type="float" office:value="0.00319951746380754">
                <text:p>0.00319951746380754</text:p>
              </table:table-cell>
            </table:table-row>
            <table:table-row>
              <table:table-cell office:value-type="string">
                <text:p>p45</text:p>
              </table:table-cell>
              <table:table-cell office:value-type="float" office:value="0.00257611430284972">
                <text:p>0.00257611430284972</text:p>
              </table:table-cell>
            </table:table-row>
            <table:table-row>
              <table:table-cell office:value-type="string">
                <text:p>p46</text:p>
              </table:table-cell>
              <table:table-cell office:value-type="float" office:value="0.00207417680210108">
                <text:p>0.00207417680210108</text:p>
              </table:table-cell>
            </table:table-row>
            <table:table-row>
              <table:table-cell office:value-type="string">
                <text:p>p47</text:p>
              </table:table-cell>
              <table:table-cell office:value-type="float" office:value="0.00167003824388348">
                <text:p>0.00167003824388348</text:p>
              </table:table-cell>
            </table:table-row>
            <table:table-row>
              <table:table-cell office:value-type="string">
                <text:p>p48</text:p>
              </table:table-cell>
              <table:table-cell office:value-type="float" office:value="0.00134464320168281">
                <text:p>0.00134464320168281</text:p>
              </table:table-cell>
            </table:table-row>
            <table:table-row>
              <table:table-cell office:value-type="string">
                <text:p>p49</text:p>
              </table:table-cell>
              <table:table-cell office:value-type="float" office:value="0.00108264906295042">
                <text:p>0.00108264906295042</text:p>
              </table:table-cell>
            </table:table-row>
            <table:table-row>
              <table:table-cell office:value-type="string">
                <text:p>p50</text:p>
              </table:table-cell>
              <table:table-cell office:value-type="float" office:value="0.000871702613779256">
                <text:p>0.000871702613779256</text:p>
              </table:table-cell>
            </table:table-row>
            <table:table-row>
              <table:table-cell office:value-type="string">
                <text:p>p51</text:p>
              </table:table-cell>
              <table:table-cell office:value-type="float" office:value="0.000701857575897045">
                <text:p>0.000701857575897045</text:p>
              </table:table-cell>
            </table:table-row>
            <table:table-row>
              <table:table-cell office:value-type="string">
                <text:p>p52</text:p>
              </table:table-cell>
              <table:table-cell office:value-type="float" office:value="0.000565105632422504">
                <text:p>0.000565105632422504</text:p>
              </table:table-cell>
            </table:table-row>
            <table:table-row>
              <table:table-cell office:value-type="string">
                <text:p>p53</text:p>
              </table:table-cell>
              <table:table-cell office:value-type="float" office:value="0.000454998829908594">
                <text:p>0.000454998829908594</text:p>
              </table:table-cell>
            </table:table-row>
            <table:table-row>
              <table:table-cell office:value-type="string">
                <text:p>p54</text:p>
              </table:table-cell>
              <table:table-cell office:value-type="float" office:value="0.000366345552654849">
                <text:p>0.000366345552654849</text:p>
              </table:table-cell>
            </table:table-row>
            <table:table-row>
              <table:table-cell office:value-type="string">
                <text:p>p55</text:p>
              </table:table-cell>
              <table:table-cell office:value-type="float" office:value="0.000294965734256829">
                <text:p>0.000294965734256829</text:p>
              </table:table-cell>
            </table:table-row>
            <table:table-row>
              <table:table-cell office:value-type="string">
                <text:p>p56</text:p>
              </table:table-cell>
              <table:table-cell office:value-type="float" office:value="0.000237493764439504">
                <text:p>0.000237493764439504</text:p>
              </table:table-cell>
            </table:table-row>
            <table:table-row>
              <table:table-cell office:value-type="string">
                <text:p>p57</text:p>
              </table:table-cell>
              <table:table-cell office:value-type="float" office:value="0.000191219798088599">
                <text:p>0.000191219798088599</text:p>
              </table:table-cell>
            </table:table-row>
            <table:table-row>
              <table:table-cell office:value-type="string">
                <text:p>p58</text:p>
              </table:table-cell>
              <table:table-cell office:value-type="float" office:value="0.000153961984085519">
                <text:p>0.000153961984085519</text:p>
              </table:table-cell>
            </table:table-row>
            <table:table-row>
              <table:table-cell office:value-type="string">
                <text:p>p59</text:p>
              </table:table-cell>
              <table:table-cell office:value-type="float" office:value="0.000123963589442587">
                <text:p>0.000123963589442587</text:p>
              </table:table-cell>
            </table:table-row>
            <table:table-row>
              <table:table-cell office:value-type="string">
                <text:p>p60</text:p>
              </table:table-cell>
              <table:table-cell office:value-type="float" office:value="0.0000998101680669079">
                <text:p>0.0000998101680669079</text:p>
              </table:table-cell>
            </table:table-row>
            <table:table-row>
              <table:table-cell office:value-type="string">
                <text:p>p61</text:p>
              </table:table-cell>
              <table:table-cell office:value-type="float" office:value="0.0000803628685998827">
                <text:p>0.0000803628685998827</text:p>
              </table:table-cell>
            </table:table-row>
            <table:table-row>
              <table:table-cell office:value-type="string">
                <text:p>p62</text:p>
              </table:table-cell>
              <table:table-cell office:value-type="float" office:value="0.0000647047367485921">
                <text:p>0.0000647047367485921</text:p>
              </table:table-cell>
            </table:table-row>
            <table:table-row>
              <table:table-cell office:value-type="string">
                <text:p>p63</text:p>
              </table:table-cell>
              <table:table-cell office:value-type="float" office:value="0.0000520974802249744">
                <text:p>0.0000520974802249744</text:p>
              </table:table-cell>
            </table:table-row>
            <table:table-row>
              <table:table-cell office:value-type="string">
                <text:p>p64</text:p>
              </table:table-cell>
              <table:table-cell office:value-type="float" office:value="0.0000419466577282791">
                <text:p>0.0000419466577282791</text:p>
              </table:table-cell>
            </table:table-row>
            <table:table-row>
              <table:table-cell office:value-type="string">
                <text:p>p65</text:p>
              </table:table-cell>
              <table:table-cell office:value-type="float" office:value="0.0000337736506060407">
                <text:p>0.0000337736506060407</text:p>
              </table:table-cell>
            </table:table-row>
            <table:table-row>
              <table:table-cell office:value-type="string">
                <text:p>p66</text:p>
              </table:table-cell>
              <table:table-cell office:value-type="float" office:value="0.0000271930956370313">
                <text:p>0.0000271930956370313</text:p>
              </table:table-cell>
            </table:table-row>
            <table:table-row>
              <table:table-cell office:value-type="string">
                <text:p>p67</text:p>
              </table:table-cell>
              <table:table-cell office:value-type="float" office:value="0.0000218947148755211">
                <text:p>0.0000218947148755211</text:p>
              </table:table-cell>
            </table:table-row>
            <table:table-row>
              <table:table-cell office:value-type="string">
                <text:p>p68</text:p>
              </table:table-cell>
              <table:table-cell office:value-type="float" office:value="0.0000176286858208064">
                <text:p>0.0000176286858208064</text:p>
              </table:table-cell>
            </table:table-row>
            <table:table-row>
              <table:table-cell office:value-type="string">
                <text:p>p69</text:p>
              </table:table-cell>
              <table:table-cell office:value-type="float" office:value="0.0000141938621048749">
                <text:p>0.0000141938621048749</text:p>
              </table:table-cell>
            </table:table-row>
            <table:table-row>
              <table:table-cell office:value-type="string">
                <text:p>p70</text:p>
              </table:table-cell>
              <table:table-cell office:value-type="float" office:value="0.0000114282892950773">
                <text:p>0.0000114282892950773</text:p>
              </table:table-cell>
            </table:table-row>
            <table:table-row>
              <table:table-cell office:value-type="string">
                <text:p>p71</text:p>
              </table:table-cell>
              <table:table-cell office:value-type="float" office:value="0.00000920156862501311">
                <text:p>0.00000920156862501311</text:p>
              </table:table-cell>
            </table:table-row>
            <table:table-row>
              <table:table-cell office:value-type="string">
                <text:p>p72</text:p>
              </table:table-cell>
              <table:table-cell office:value-type="float" office:value="0.00000740870859799605">
                <text:p>0.00000740870859799605</text:p>
              </table:table-cell>
            </table:table-row>
            <table:table-row>
              <table:table-cell office:value-type="string">
                <text:p>p73</text:p>
              </table:table-cell>
              <table:table-cell office:value-type="float" office:value="0.00000596517456173865">
                <text:p>0.00000596517456173865</text:p>
              </table:table-cell>
            </table:table-row>
            <table:table-row>
              <table:table-cell office:value-type="string">
                <text:p>p74</text:p>
              </table:table-cell>
              <table:table-cell office:value-type="float" office:value="0.00000480290283810577">
                <text:p>0.00000480290283810577</text:p>
              </table:table-cell>
            </table:table-row>
            <table:table-row>
              <table:table-cell office:value-type="string">
                <text:p>p75</text:p>
              </table:table-cell>
              <table:table-cell office:value-type="float" office:value="0.00000386709147126131">
                <text:p>0.00000386709147126131</text:p>
              </table:table-cell>
            </table:table-row>
            <table:table-row>
              <table:table-cell office:value-type="string">
                <text:p>p76</text:p>
              </table:table-cell>
              <table:table-cell office:value-type="float" office:value="0.00000311361627565213">
                <text:p>0.00000311361627565213</text:p>
              </table:table-cell>
            </table:table-row>
            <table:table-row>
              <table:table-cell office:value-type="string">
                <text:p>p77</text:p>
              </table:table-cell>
              <table:table-cell office:value-type="float" office:value="0.00000250695034861532">
                <text:p>0.00000250695034861532</text:p>
              </table:table-cell>
            </table:table-row>
            <table:table-row>
              <table:table-cell office:value-type="string">
                <text:p>p78</text:p>
              </table:table-cell>
              <table:table-cell office:value-type="float" office:value="0.00000201848895111719">
                <text:p>0.00000201848895111719</text:p>
              </table:table-cell>
            </table:table-row>
            <table:table-row>
              <table:table-cell office:value-type="string">
                <text:p>p79</text:p>
              </table:table-cell>
              <table:table-cell office:value-type="float" office:value="0.00000162520077353448">
                <text:p>0.00000162520077353448</text:p>
              </table:table-cell>
            </table:table-row>
            <table:table-row>
              <table:table-cell office:value-type="string">
                <text:p>p80</text:p>
              </table:table-cell>
              <table:table-cell office:value-type="float" office:value="0.00000130854199267982">
                <text:p>0.00000130854199267982</text:p>
              </table:table-cell>
            </table:table-row>
            <table:table-row>
              <table:table-cell office:value-type="string">
                <text:p>p81</text:p>
              </table:table-cell>
              <table:table-cell office:value-type="float" office:value="0.00000105358191707145">
                <text:p>0.00000105358191707145</text:p>
              </table:table-cell>
            </table:table-row>
            <table:table-row>
              <table:table-cell office:value-type="string">
                <text:p>p82</text:p>
              </table:table-cell>
              <table:table-cell office:value-type="float" office:value="0.000000848298993986944">
                <text:p>0.000000848298993986944</text:p>
              </table:table-cell>
            </table:table-row>
            <table:table-row>
              <table:table-cell office:value-type="string">
                <text:p>p83</text:p>
              </table:table-cell>
              <table:table-cell office:value-type="float" office:value="0.000000683013984521961">
                <text:p>0.000000683013984521961</text:p>
              </table:table-cell>
            </table:table-row>
            <table:table-row>
              <table:table-cell office:value-type="string">
                <text:p>p84</text:p>
              </table:table-cell>
              <table:table-cell office:value-type="float" office:value="0.000000549933580446691">
                <text:p>0.000000549933580446691</text:p>
              </table:table-cell>
            </table:table-row>
            <table:table-row>
              <table:table-cell office:value-type="string">
                <text:p>p85</text:p>
              </table:table-cell>
              <table:table-cell office:value-type="float" office:value="0.000000442782944063122">
                <text:p>0.000000442782944063122</text:p>
              </table:table-cell>
            </table:table-row>
            <table:table-row>
              <table:table-cell office:value-type="string">
                <text:p>p86</text:p>
              </table:table-cell>
              <table:table-cell office:value-type="float" office:value="0.000000356509845050662">
                <text:p>0.000000356509845050662</text:p>
              </table:table-cell>
            </table:table-row>
            <table:table-row>
              <table:table-cell office:value-type="string">
                <text:p>p87</text:p>
              </table:table-cell>
              <table:table-cell office:value-type="float" office:value="0.000000287046444137487">
                <text:p>0.000000287046444137487</text:p>
              </table:table-cell>
            </table:table-row>
            <table:table-row>
              <table:table-cell office:value-type="string">
                <text:p>p88</text:p>
              </table:table-cell>
              <table:table-cell office:value-type="float" office:value="0.000000231117491524719">
                <text:p>0.000000231117491524719</text:p>
              </table:table-cell>
            </table:table-row>
            <table:table-row>
              <table:table-cell office:value-type="string">
                <text:p>p89</text:p>
              </table:table-cell>
              <table:table-cell office:value-type="float" office:value="0.000000186085896479855">
                <text:p>0.000000186085896479855</text:p>
              </table:table-cell>
            </table:table-row>
            <table:table-row>
              <table:table-cell office:value-type="string">
                <text:p>p90</text:p>
              </table:table-cell>
              <table:table-cell office:value-type="float" office:value="0.000000149828386593611">
                <text:p>0.000000149828386593611</text:p>
              </table:table-cell>
            </table:table-row>
            <table:table-row>
              <table:table-cell office:value-type="string">
                <text:p>p91</text:p>
              </table:table-cell>
              <table:table-cell office:value-type="float" office:value="0.000000120635393943864">
                <text:p>0.000000120635393943864</text:p>
              </table:table-cell>
            </table:table-row>
            <table:table-row>
              <table:table-cell office:value-type="string">
                <text:p>p92</text:p>
              </table:table-cell>
              <table:table-cell office:value-type="float" office:value="0.000000097130447726599">
                <text:p>0.000000097130447726599</text:p>
              </table:table-cell>
            </table:table-row>
            <table:table-row>
              <table:table-cell office:value-type="string">
                <text:p>p93</text:p>
              </table:table-cell>
              <table:table-cell office:value-type="float" office:value="0.0000000782052726578709">
                <text:p>0.0000000782052726578709</text:p>
              </table:table-cell>
            </table:table-row>
            <table:table-row>
              <table:table-cell office:value-type="string">
                <text:p>p94</text:p>
              </table:table-cell>
              <table:table-cell office:value-type="float" office:value="0.0000000629675329893187">
                <text:p>0.0000000629675329893187</text:p>
              </table:table-cell>
            </table:table-row>
            <table:table-row>
              <table:table-cell office:value-type="string">
                <text:p>p95</text:p>
              </table:table-cell>
              <table:table-cell office:value-type="float" office:value="0.0000000506987582295949">
                <text:p>0.0000000506987582295949</text:p>
              </table:table-cell>
            </table:table-row>
            <table:table-row>
              <table:table-cell office:value-type="string">
                <text:p>p96</text:p>
              </table:table-cell>
              <table:table-cell office:value-type="float" office:value="0.0000000408204667389293">
                <text:p>0.0000000408204667389293</text:p>
              </table:table-cell>
            </table:table-row>
            <table:table-row>
              <table:table-cell office:value-type="string">
                <text:p>p97</text:p>
              </table:table-cell>
              <table:table-cell office:value-type="float" office:value="0.0000000328668898997084">
                <text:p>0.0000000328668898997084</text:p>
              </table:table-cell>
            </table:table-row>
            <table:table-row>
              <table:table-cell office:value-type="string">
                <text:p>p98</text:p>
              </table:table-cell>
              <table:table-cell office:value-type="float" office:value="0.0000000264630107879038">
                <text:p>0.0000000264630107879038</text:p>
              </table:table-cell>
            </table:table-row>
            <table:table-row>
              <table:table-cell office:value-type="string">
                <text:p>p99</text:p>
              </table:table-cell>
              <table:table-cell office:value-type="float" office:value="0.0000000213068818527587">
                <text:p>0.0000000213068818527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37cm" svg:height="14.054cm" xlink:href=".." xlink:type="simple" chart:class="chart:bar" chart:style-name="ch1">
        <chart:legend svg:x="21.933cm" svg:y="6.615cm" style:legend-expansion="custom" chartooo:width="2.053cm" chartooo:height="0.624cm" style:legend-expansion-aspect-ratio="3.2900641025641" chart:style-name="ch2"/>
        <chart:plot-area chart:style-name="ch3" table:cell-range-address="Sheet2.B2:Sheet2.B62" svg:x="0.736cm" svg:y="1.494cm" svg:width="19.534cm" svg:height="10.624cm">
          <chartooo:coordinate-region svg:x="2.654cm" svg:y="1.706cm" svg:width="17.574cm" svg:height="9.3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62" chart:class="chart:ba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68988436474483">
                <text:p>0.00000000168988436474483</text:p>
                <draw:g>
                  <svg:desc>Sheet2.B2:Sheet2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34015561185597">
                <text:p>0.000000034015561185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342348395816363">
                <text:p>0.000000342348395816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29703543580251">
                <text:p>0.00000229703543580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15592153880634">
                <text:p>0.0000115592153880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65349235123004">
                <text:p>0.0000465349235123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56116356343979">
                <text:p>0.000156116356343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48922134393068">
                <text:p>0.000448922134393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2954018101721">
                <text:p>0.00112954018101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2627036635418">
                <text:p>0.00252627036635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8511150294339">
                <text:p>0.00508511150294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30525861427924">
                <text:p>0.00930525861427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6087402756309">
                <text:p>0.0156087402756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1682472004748">
                <text:p>0.0241682472004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47486367599782">
                <text:p>0.0347486367599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630187819729">
                <text:p>0.046630187819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6634816547557">
                <text:p>0.0586634816547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4607655939611">
                <text:p>0.0694607655939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6761538426515">
                <text:p>0.0776761538426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22914594762048">
                <text:p>0.0822914594762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28219443076389">
                <text:p>0.0828219443076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93865227276321">
                <text:p>0.0793865227276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26348010305563">
                <text:p>0.0726348010305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35678565582909">
                <text:p>0.0635678565582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33147010752789">
                <text:p>0.0533147010752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9267117763245">
                <text:p>0.0429267117763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5627481119286">
                <text:p>0.0345627481119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8284431212241">
                <text:p>0.0278284431212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4062694333014">
                <text:p>0.0224062694333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0405676210756">
                <text:p>0.0180405676210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5254916736331">
                <text:p>0.01452549167363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6953032073282">
                <text:p>0.0116953032073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41655678063038">
                <text:p>0.00941655678063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58180784464615">
                <text:p>0.00758180784464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10454665460953">
                <text:p>0.00610454665460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91511927259134">
                <text:p>0.00491511927259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5744333374155">
                <text:p>0.00395744333374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18636372205846">
                <text:p>0.00318636372205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6552347387657">
                <text:p>0.00256552347387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06564952062648">
                <text:p>0.00206564952062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66317244239322">
                <text:p>0.0016631724423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33911515265053">
                <text:p>0.00133911515265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7819811484964">
                <text:p>0.00107819811484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868118901174667">
                <text:p>0.00086811890117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98972124136767">
                <text:p>0.000698972124136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62782390360562">
                <text:p>0.0005627823903605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5312825499458">
                <text:p>0.00045312825499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64839445923114">
                <text:p>0.000364839445923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93753081681205">
                <text:p>0.000293753081681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36517388570395">
                <text:p>0.000236517388570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190433662094713">
                <text:p>0.000190433662094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53329021083833">
                <text:p>0.000153329021083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23453954767902">
                <text:p>0.000123453954767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993998320742042">
                <text:p>0.0000993998320742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800324836491095">
                <text:p>0.0000800324836491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644387249493877">
                <text:p>0.0000644387249493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518832989278229">
                <text:p>0.0000518832989278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417742081294768">
                <text:p>0.0000417742081294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336348015817672">
                <text:p>0.0000336348015817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70813003549572">
                <text:p>0.0000270813003549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18047021069083">
                <text:p>0.00002180470210690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